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Pictures/2000000A000000DF000000DF406B1AA0.svm" manifest:media-type=""/>
  <manifest:file-entry manifest:full-path="Object 4/Pictures/2000000A000000DD000000D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Pictures/2000000A000000DD000000DD70DD954D.svm" manifest:media-type="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36.69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8.2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40.13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8.7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26.56mm"/>
    </style:style>
    <style:style style:name="co29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shapes>
          <draw:frame draw:z-index="0" draw:style-name="gr1" draw:text-style-name="P1" svg:width="159.99mm" svg:height="89.99mm" svg:x="264.69mm" svg:y="67.53mm">
            <draw:object draw:notify-on-update-of-ranges="Resume.F3:Resume.F4 Resume.G3:Resume.G4 Resume.H3:Resume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table:number-columns-repeated="2"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2" table:style-name="ce4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2" office:value-type="float" office:value="3.006505" calcext:value-type="float">
            <text:p>3,00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(73.1133+75.904)/2" office:value-type="float" office:value="74.50865" calcext:value-type="float">
            <text:p>74,50865</text:p>
          </table:table-cell>
          <table:table-cell table:formula="of:=(74.042+69.714)/2" office:value-type="float" office:value="71.878" calcext:value-type="float">
            <text:p>71,878</text:p>
          </table:table-cell>
          <table:table-cell table:formula="of:=(3.167+2.97)/2" office:value-type="float" office:value="3.0685" calcext:value-type="float">
            <text:p>3,068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(0.923+1.145)/2" office:value-type="float" office:value="1.034" calcext:value-type="float">
            <text:p>1,034</text:p>
          </table:table-cell>
          <table:table-cell table:formula="of:=(1.1+1.101)/2" office:value-type="float" office:value="1.1005" calcext:value-type="float">
            <text:p>1,1005</text:p>
          </table:table-cell>
          <table:table-cell office:value-type="float" office:value="0.0089" calcext:value-type="float">
            <text:p>0,008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FM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formula="of:=102.3/100" office:value-type="float" office:value="1.023" calcext:value-type="float">
            <text:p>1,023</text:p>
          </table:table-cell>
          <table:table-cell table:formula="of:=103.5/100" office:value-type="float" office:value="1.035" calcext:value-type="float">
            <text:p>1,03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formula="of:=101.6/100" office:value-type="float" office:value="1.016" calcext:value-type="float">
            <text:p>1,0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shapes>
          <draw:frame draw:z-index="0" draw:style-name="gr1" draw:text-style-name="P1" svg:width="190mm" svg:height="100mm" svg:x="141.09mm" svg:y="100.24mm">
            <draw:object draw:notify-on-update-of-ranges="LD_PRELOAD.L3:LD_PRELOAD.L3 LD_PRELOAD.L4:LD_PRELOAD.L23 LD_PRELOAD.N3:LD_PRELOAD.N3 LD_PRELOAD.N4:LD_PRELOAD.N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90mm" svg:height="100mm" svg:x="122.05mm" svg:y="2.21mm">
            <draw:object draw:notify-on-update-of-ranges="LD_PRELOAD.M3:LD_PRELOAD.M3 LD_PRELOAD.M4:LD_PRELOAD.M23 LD_PRELOAD.O3:LD_PRELOAD.O3 LD_PRELOAD.O4:LD_PRELOAD.O2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5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 table:number-columns-repeated="2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 table:number-columns-repeated="2"/>
          <table:table-cell table:style-name="Default" office:value-type="string" calcext:value-type="string">
            <text:p>Address Translation + LD_PRELOAD</text:p>
          </table:table-cell>
          <table:table-cell table:style-name="Default" office:value-type="string" calcext:value-type="string">
            <text:p>Full Mediation + LD_PRELOAD</text:p>
          </table:table-cell>
          <table:table-cell table:style-name="Default" office:value-type="string" calcext:value-type="string">
            <text:p>Address Translation</text:p>
          </table:table-cell>
          <table:table-cell table:style-name="Default" office:value-type="string" calcext:value-type="string">
            <text:p>Full Mediation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5] + [LD_PRELOAD.H5]" office:value-type="float" office:value="102" calcext:value-type="float">
            <text:p>102</text:p>
          </table:table-cell>
          <table:table-cell table:formula="of:=[.I5]/100" office:value-type="float" office:value="1.02" calcext:value-type="float">
            <text:p>1,0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6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6] + [LD_PRELOAD.H6]" office:value-type="float" office:value="102" calcext:value-type="float">
            <text:p>102</text:p>
          </table:table-cell>
          <table:table-cell table:formula="of:=[.I6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7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7] + [LD_PRELOAD.H7]" office:value-type="float" office:value="103" calcext:value-type="float">
            <text:p>103</text:p>
          </table:table-cell>
          <table:table-cell table:formula="of:=[.I7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8]/100" office:value-type="float" office:value="1.03" calcext:value-type="float">
            <text:p>1,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8] + [LD_PRELOAD.H8]" office:value-type="float" office:value="103" calcext:value-type="float">
            <text:p>103</text:p>
          </table:table-cell>
          <table:table-cell table:formula="of:=[.I8]/100" office:value-type="float" office:value="1.03" calcext:value-type="float">
            <text:p>1,03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9]/100" office:value-type="float" office:value="1.04" calcext:value-type="float">
            <text:p>1,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9] + [LD_PRELOAD.H9]" office:value-type="float" office:value="103" calcext:value-type="float">
            <text:p>103</text:p>
          </table:table-cell>
          <table:table-cell table:formula="of:=[.I9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0.91" calcext:value-type="float">
            <text:p>0,9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10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0] + [LD_PRELOAD.H10]" office:value-type="float" office:value="103" calcext:value-type="float">
            <text:p>103</text:p>
          </table:table-cell>
          <table:table-cell table:formula="of:=[.I10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1] + [LD_PRELOAD.H11]" office:value-type="float" office:value="103" calcext:value-type="float">
            <text:p>103</text:p>
          </table:table-cell>
          <table:table-cell table:formula="of:=[.I11]/100"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D12]/100" office:value-type="float" office:value="1.01" calcext:value-type="float">
            <text:p>1,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2] + [LD_PRELOAD.H12]" office:value-type="float" office:value="102" calcext:value-type="float">
            <text:p>102</text:p>
          </table:table-cell>
          <table:table-cell table:formula="of:=[.I12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3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G13] + [LD_PRELOAD.H13]" office:value-type="float" office:value="105" calcext:value-type="float">
            <text:p>105</text:p>
          </table:table-cell>
          <table:table-cell table:formula="of:=[.I1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4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4] + [LD_PRELOAD.H14]" office:value-type="float" office:value="103" calcext:value-type="float">
            <text:p>103</text:p>
          </table:table-cell>
          <table:table-cell table:formula="of:=[.I14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5] + [LD_PRELOAD.H15]" office:value-type="float" office:value="102" calcext:value-type="float">
            <text:p>102</text:p>
          </table:table-cell>
          <table:table-cell table:formula="of:=[.I15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6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6] + [LD_PRELOAD.H16]" office:value-type="float" office:value="103" calcext:value-type="float">
            <text:p>103</text:p>
          </table:table-cell>
          <table:table-cell table:formula="of:=[.I16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2"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7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G17] + [LD_PRELOAD.H17]" office:value-type="float" office:value="104" calcext:value-type="float">
            <text:p>104</text:p>
          </table:table-cell>
          <table:table-cell table:formula="of:=[.I17]/100" office:value-type="float" office:value="1.04" calcext:value-type="float">
            <text:p>1,0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18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18] + [LD_PRELOAD.H18]" office:value-type="float" office:value="103" calcext:value-type="float">
            <text:p>103</text:p>
          </table:table-cell>
          <table:table-cell table:formula="of:=[.I18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9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9] + [LD_PRELOAD.H19]" office:value-type="float" office:value="103" calcext:value-type="float">
            <text:p>103</text:p>
          </table:table-cell>
          <table:table-cell table:formula="of:=[.I19]/100"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number-columns-repeated="2"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20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20] + [LD_PRELOAD.H20]" office:value-type="float" office:value="102" calcext:value-type="float">
            <text:p>102</text:p>
          </table:table-cell>
          <table:table-cell table:formula="of:=[.I20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1] + [LD_PRELOAD.H21]" office:value-type="float" office:value="103" calcext:value-type="float">
            <text:p>103</text:p>
          </table:table-cell>
          <table:table-cell table:formula="of:=[.I21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D22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2] + [LD_PRELOAD.H22]" office:value-type="float" office:value="103" calcext:value-type="float">
            <text:p>103</text:p>
          </table:table-cell>
          <table:table-cell table:formula="of:=[.I22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3]/100" office:value-type="float" office:value="1.02" calcext:value-type="float">
            <text:p>1,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G23] + [LD_PRELOAD.H23]" office:value-type="float" office:value="105" calcext:value-type="float">
            <text:p>105</text:p>
          </table:table-cell>
          <table:table-cell table:formula="of:=[.I2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4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G24] + [LD_PRELOAD.H24]" office:value-type="float" office:value="104" calcext:value-type="float">
            <text:p>104</text:p>
          </table:table-cell>
          <table:table-cell table:formula="of:=[.I24]/100" office:value-type="float" office:value="1.04" calcext:value-type="float">
            <text:p>1,04</text:p>
          </table:table-cell>
          <table:table-cell/>
          <table:table-cell table:style-name="Default" table:formula="of:=SUM([.L4:.L23])" office:value-type="float" office:value="20.46" calcext:value-type="float">
            <text:p>20,46</text:p>
          </table:table-cell>
          <table:table-cell table:style-name="Default" table:formula="of:=SUM([.M4:.M23])" office:value-type="float" office:value="20.61" calcext:value-type="float">
            <text:p>20,61</text:p>
          </table:table-cell>
          <table:table-cell table:style-name="Default" table:formula="of:=SUM([.N4:.N23])" office:value-type="float" office:value="20.32" calcext:value-type="float">
            <text:p>20,32</text:p>
          </table:table-cell>
          <table:table-cell table:style-name="Default" table:formula="of:=SUM([.O4:.O23])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 table:formula="of:=SUM([LD_PRELOAD.E5:.E24])" office:value-type="float" office:value="20.46" calcext:value-type="float">
            <text:p>20,46</text:p>
          </table:table-cell>
          <table:table-cell table:style-name="ce3"/>
          <table:table-cell table:style-name="ce3" table:formula="of:=SUM([LD_PRELOAD.G5:.G24])" office:value-type="float" office:value="2054" calcext:value-type="float">
            <text:p>2054</text:p>
          </table:table-cell>
          <table:table-cell table:style-name="ce3" table:formula="of:=SUM([LD_PRELOAD.H5:.H24])" office:value-type="float" office:value="7" calcext:value-type="float">
            <text:p>7</text:p>
          </table:table-cell>
          <table:table-cell table:style-name="ce3" table:formula="of:=SUM([LD_PRELOAD.I5:.I24])" office:value-type="float" office:value="2061" calcext:value-type="float">
            <text:p>2061</text:p>
          </table:table-cell>
          <table:table-cell table:style-name="ce3" table:formula="of:=SUM([LD_PRELOAD.J5:.J24])" office:value-type="float" office:value="20.61" calcext:value-type="float">
            <text:p>20,61</text:p>
          </table:table-cell>
          <table:table-cell table:style-name="ce3"/>
          <table:table-cell table:style-name="Default" table:formula="of:=[.L24]/20" office:value-type="float" office:value="1.023" calcext:value-type="float">
            <text:p>1,023</text:p>
          </table:table-cell>
          <table:table-cell table:style-name="Default" table:formula="of:=[.M24]/20" office:value-type="float" office:value="1.0305" calcext:value-type="float">
            <text:p>1,0305</text:p>
          </table:table-cell>
          <table:table-cell table:style-name="Default" table:formula="of:=[.N24]/20" office:value-type="float" office:value="1.016" calcext:value-type="float">
            <text:p>1,016</text:p>
          </table:table-cell>
          <table:table-cell table:style-name="Default" table:formula="of:=[.O24]/2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 table:formula="of:=[LD_PRELOAD.E25]/20" office:value-type="float" office:value="1.023" calcext:value-type="float">
            <text:p>1,023</text:p>
          </table:table-cell>
          <table:table-cell table:style-name="ce3"/>
          <table:table-cell table:style-name="ce3" table:formula="of:=[LD_PRELOAD.G25]/20" office:value-type="float" office:value="102.7" calcext:value-type="float">
            <text:p>102,7</text:p>
          </table:table-cell>
          <table:table-cell table:style-name="ce3" table:formula="of:=[LD_PRELOAD.H25]/20" office:value-type="float" office:value="0.35" calcext:value-type="float">
            <text:p>0,35</text:p>
          </table:table-cell>
          <table:table-cell table:style-name="ce3" table:formula="of:=[LD_PRELOAD.I25]/20" office:value-type="float" office:value="103.05" calcext:value-type="float">
            <text:p>103,05</text:p>
          </table:table-cell>
          <table:table-cell table:style-name="ce3" table:formula="of:=[LD_PRELOAD.J25]/20" office:value-type="float" office:value="1.0305" calcext:value-type="float">
            <text:p>1,0305</text:p>
          </table:table-cell>
          <table:table-cell table:style-name="ce3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2"/>
          <table:table-cell office:value-type="float" office:value="1.01" calcext:value-type="float">
            <text:p>1,01</text:p>
          </table:table-cell>
          <table:table-cell office:value-type="float" office:value="0.82" calcext:value-type="float">
            <text:p>0,8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B31]+[LD_PRELOAD.C31]" office:value-type="float" office:value="86" calcext:value-type="float">
            <text:p>86</text:p>
          </table:table-cell>
          <table:table-cell table:formula="of:=[.D31]/100" office:value-type="float" office:value="0.86" calcext:value-type="float">
            <text:p>0,86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H31]+[LD_PRELOAD.G31]" office:value-type="float" office:value="82" calcext:value-type="float">
            <text:p>82</text:p>
          </table:table-cell>
          <table:table-cell table:formula="of:=[.I31]/100" office:value-type="float" office:value="0.82" calcext:value-type="float">
            <text:p>0,8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B32]+[LD_PRELOAD.C32]" office:value-type="float" office:value="89" calcext:value-type="float">
            <text:p>89</text:p>
          </table:table-cell>
          <table:table-cell table:formula="of:=[.D32]/100" office:value-type="float" office:value="0.89" calcext:value-type="float">
            <text:p>0,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2]+[LD_PRELOAD.G32]" office:value-type="float" office:value="86" calcext:value-type="float">
            <text:p>86</text:p>
          </table:table-cell>
          <table:table-cell table:formula="of:=[.I32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3]+[LD_PRELOAD.C33]" office:value-type="float" office:value="90" calcext:value-type="float">
            <text:p>90</text:p>
          </table:table-cell>
          <table:table-cell table:formula="of:=[.D33]/100" office:value-type="float" office:value="0.9" calcext:value-type="float">
            <text:p>0,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3]+[LD_PRELOAD.G33]" office:value-type="float" office:value="86" calcext:value-type="float">
            <text:p>86</text:p>
          </table:table-cell>
          <table:table-cell table:formula="of:=[.I33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4]+[LD_PRELOAD.C34]" office:value-type="float" office:value="90" calcext:value-type="float">
            <text:p>90</text:p>
          </table:table-cell>
          <table:table-cell table:formula="of:=[.D34]/100" office:value-type="float" office:value="0.9" calcext:value-type="float">
            <text:p>0,9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H34]+[LD_PRELOAD.G34]" office:value-type="float" office:value="89" calcext:value-type="float">
            <text:p>89</text:p>
          </table:table-cell>
          <table:table-cell table:formula="of:=[.I34]/100" office:value-type="float" office:value="0.89" calcext:value-type="float">
            <text:p>0,89</text:p>
          </table:table-cell>
          <table:table-cell/>
          <table:table-cell table:formula="of:=1.05-0.82" office:value-type="float" office:value="0.23" calcext:value-type="float">
            <text:p>0,23</text:p>
          </table:table-cell>
          <table:table-cell table:formula="of:=1.13-1.01" office:value-type="float" office:value="0.12" calcext:value-type="float">
            <text:p>0,1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B35]+[LD_PRELOAD.C35]" office:value-type="float" office:value="91" calcext:value-type="float">
            <text:p>91</text:p>
          </table:table-cell>
          <table:table-cell table:formula="of:=[.D35]/100" office:value-type="float" office:value="0.91" calcext:value-type="float">
            <text:p>0,9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H35]+[LD_PRELOAD.G35]" office:value-type="float" office:value="90" calcext:value-type="float">
            <text:p>90</text:p>
          </table:table-cell>
          <table:table-cell table:formula="of:=[.I35]/100" office:value-type="float" office:value="0.9" calcext:value-type="float">
            <text:p>0,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B36]+[LD_PRELOAD.C36]" office:value-type="float" office:value="91" calcext:value-type="float">
            <text:p>91</text:p>
          </table:table-cell>
          <table:table-cell table:formula="of:=[.D36]/100" office:value-type="float" office:value="0.91" calcext:value-type="float">
            <text:p>0,91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H36]+[LD_PRELOAD.G36]" office:value-type="float" office:value="91" calcext:value-type="float">
            <text:p>91</text:p>
          </table:table-cell>
          <table:table-cell table:formula="of:=[.I36]/100" office:value-type="float" office:value="0.91" calcext:value-type="float">
            <text:p>0,91</text:p>
          </table:table-cell>
          <table:table-cell/>
          <table:table-cell table:formula="of:=(1.023+1.0305)/2" office:value-type="float" office:value="1.02675" calcext:value-type="float">
            <text:p>1,02675</text:p>
          </table:table-cell>
          <table:table-cell table:formula="of:=(1.016 + 1)/2" office:value-type="float" office:value="1.008" calcext:value-type="float">
            <text:p>1,008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B37]+[LD_PRELOAD.C37]" office:value-type="float" office:value="92" calcext:value-type="float">
            <text:p>92</text:p>
          </table:table-cell>
          <table:table-cell table:formula="of:=[.D37]/100" office:value-type="float" office:value="0.92" calcext:value-type="float">
            <text:p>0,9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7]+[LD_PRELOAD.G37]" office:value-type="float" office:value="92" calcext:value-type="float">
            <text:p>92</text:p>
          </table:table-cell>
          <table:table-cell table:formula="of:=[.I37]/100" office:value-type="float" office:value="0.92" calcext:value-type="float">
            <text:p>0,92</text:p>
          </table:table-cell>
          <table:table-cell/>
          <table:table-cell table:formula="of:=[.L36]-[.M36]" office:value-type="float" office:value="0.0187499999999998" calcext:value-type="float">
            <text:p>0,01875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B38]+[LD_PRELOAD.C38]" office:value-type="float" office:value="102" calcext:value-type="float">
            <text:p>102</text:p>
          </table:table-cell>
          <table:table-cell table:formula="of:=[.D38]/100" office:value-type="float" office:value="1.02" calcext:value-type="float">
            <text:p>1,0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8]+[LD_PRELOAD.G38]" office:value-type="float" office:value="92" calcext:value-type="float">
            <text:p>92</text:p>
          </table:table-cell>
          <table:table-cell table:formula="of:=[.I38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39]+[LD_PRELOAD.C39]" office:value-type="float" office:value="104" calcext:value-type="float">
            <text:p>104</text:p>
          </table:table-cell>
          <table:table-cell table:formula="of:=[.D39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39]+[LD_PRELOAD.G39]" office:value-type="float" office:value="102" calcext:value-type="float">
            <text:p>102</text:p>
          </table:table-cell>
          <table:table-cell table:formula="of:=[.I39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0]+[LD_PRELOAD.C40]" office:value-type="float" office:value="104" calcext:value-type="float">
            <text:p>104</text:p>
          </table:table-cell>
          <table:table-cell table:formula="of:=[.D40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0]+[LD_PRELOAD.G40]" office:value-type="float" office:value="102" calcext:value-type="float">
            <text:p>102</text:p>
          </table:table-cell>
          <table:table-cell table:formula="of:=[.I40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1]+[LD_PRELOAD.C41]" office:value-type="float" office:value="104" calcext:value-type="float">
            <text:p>104</text:p>
          </table:table-cell>
          <table:table-cell table:formula="of:=[.D41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1]+[LD_PRELOAD.G41]" office:value-type="float" office:value="102" calcext:value-type="float">
            <text:p>102</text:p>
          </table:table-cell>
          <table:table-cell table:formula="of:=[.I41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B42]+[LD_PRELOAD.C42]" office:value-type="float" office:value="105" calcext:value-type="float">
            <text:p>105</text:p>
          </table:table-cell>
          <table:table-cell table:formula="of:=[.D42]/100" office:value-type="float" office:value="1.05" calcext:value-type="float">
            <text:p>1,05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H42]+[LD_PRELOAD.G42]" office:value-type="float" office:value="104" calcext:value-type="float">
            <text:p>104</text:p>
          </table:table-cell>
          <table:table-cell table:formula="of:=[.I42]/100" office:value-type="float" office:value="1.04" calcext:value-type="float">
            <text:p>1,04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B43]+[LD_PRELOAD.C43]" office:value-type="float" office:value="109" calcext:value-type="float">
            <text:p>109</text:p>
          </table:table-cell>
          <table:table-cell table:formula="of:=[.D43]/100" office:value-type="float" office:value="1.09" calcext:value-type="float">
            <text:p>1,0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3]+[LD_PRELOAD.G43]" office:value-type="float" office:value="109" calcext:value-type="float">
            <text:p>109</text:p>
          </table:table-cell>
          <table:table-cell table:formula="of:=[.I43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4]+[LD_PRELOAD.C44]" office:value-type="float" office:value="110" calcext:value-type="float">
            <text:p>110</text:p>
          </table:table-cell>
          <table:table-cell table:formula="of:=[.D44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4]+[LD_PRELOAD.G44]" office:value-type="float" office:value="109" calcext:value-type="float">
            <text:p>109</text:p>
          </table:table-cell>
          <table:table-cell table:formula="of:=[.I44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5]+[LD_PRELOAD.C45]" office:value-type="float" office:value="110" calcext:value-type="float">
            <text:p>110</text:p>
          </table:table-cell>
          <table:table-cell table:formula="of:=[.D45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5]+[LD_PRELOAD.G45]" office:value-type="float" office:value="109" calcext:value-type="float">
            <text:p>109</text:p>
          </table:table-cell>
          <table:table-cell table:formula="of:=[.I45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6]+[LD_PRELOAD.C46]" office:value-type="float" office:value="110" calcext:value-type="float">
            <text:p>110</text:p>
          </table:table-cell>
          <table:table-cell table:formula="of:=[.D46]/100" office:value-type="float" office:value="1.1" calcext:value-type="float">
            <text:p>1,1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6]+[LD_PRELOAD.G46]" office:value-type="float" office:value="110" calcext:value-type="float">
            <text:p>110</text:p>
          </table:table-cell>
          <table:table-cell table:formula="of:=[.I46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B47]+[LD_PRELOAD.C47]" office:value-type="float" office:value="112" calcext:value-type="float">
            <text:p>112</text:p>
          </table:table-cell>
          <table:table-cell table:formula="of:=[.D47]/100" office:value-type="float" office:value="1.12" calcext:value-type="float">
            <text:p>1,12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7]+[LD_PRELOAD.G47]" office:value-type="float" office:value="110" calcext:value-type="float">
            <text:p>110</text:p>
          </table:table-cell>
          <table:table-cell table:formula="of:=[.I47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8]+[LD_PRELOAD.C48]" office:value-type="float" office:value="111" calcext:value-type="float">
            <text:p>111</text:p>
          </table:table-cell>
          <table:table-cell table:formula="of:=[.D48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8]+[LD_PRELOAD.G48]" office:value-type="float" office:value="111" calcext:value-type="float">
            <text:p>111</text:p>
          </table:table-cell>
          <table:table-cell table:formula="of:=[.I48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9]+[LD_PRELOAD.C49]" office:value-type="float" office:value="111" calcext:value-type="float">
            <text:p>111</text:p>
          </table:table-cell>
          <table:table-cell table:formula="of:=[.D49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9]+[LD_PRELOAD.G49]" office:value-type="float" office:value="111" calcext:value-type="float">
            <text:p>111</text:p>
          </table:table-cell>
          <table:table-cell table:formula="of:=[.I49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50]+[LD_PRELOAD.C50]" office:value-type="float" office:value="111" calcext:value-type="float">
            <text:p>111</text:p>
          </table:table-cell>
          <table:table-cell table:formula="of:=[.D50]/100" office:value-type="float" office:value="1.11" calcext:value-type="float">
            <text:p>1,11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H50]+[LD_PRELOAD.G50]" office:value-type="float" office:value="113" calcext:value-type="float">
            <text:p>113</text:p>
          </table:table-cell>
          <table:table-cell table:formula="of:=[.I50]/100" office:value-type="float" office:value="1.13" calcext:value-type="float">
            <text:p>1,13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31:.B50])" office:value-type="float" office:value="2029" calcext:value-type="float">
            <text:p>2029</text:p>
          </table:table-cell>
          <table:table-cell table:style-name="ce3" table:formula="of:=SUM([LD_PRELOAD.C31:.C50])" office:value-type="float" office:value="3" calcext:value-type="float">
            <text:p>3</text:p>
          </table:table-cell>
          <table:table-cell table:style-name="ce3" table:formula="of:=SUM([LD_PRELOAD.D31:.D50])" office:value-type="float" office:value="2032" calcext:value-type="float">
            <text:p>2032</text:p>
          </table:table-cell>
          <table:table-cell table:style-name="ce3" table:formula="of:=SUM([LD_PRELOAD.E31:.E50])" office:value-type="float" office:value="20.32" calcext:value-type="float">
            <text:p>20,32</text:p>
          </table:table-cell>
          <table:table-cell table:style-name="Default"/>
          <table:table-cell table:style-name="ce3" table:formula="of:=SUM([LD_PRELOAD.G31:.G50])" office:value-type="float" office:value="1999" calcext:value-type="float">
            <text:p>1999</text:p>
          </table:table-cell>
          <table:table-cell table:style-name="ce3" table:formula="of:=SUM([LD_PRELOAD.H31:.H50])" office:value-type="float" office:value="1" calcext:value-type="float">
            <text:p>1</text:p>
          </table:table-cell>
          <table:table-cell table:style-name="ce3" table:formula="of:=SUM([LD_PRELOAD.I31:.I50])" office:value-type="float" office:value="2000" calcext:value-type="float">
            <text:p>2000</text:p>
          </table:table-cell>
          <table:table-cell table:style-name="ce3" table:formula="of:=SUM([LD_PRELOAD.J31:.J50])" office:value-type="float" office:value="20" calcext:value-type="float">
            <text:p>20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51]/20" office:value-type="float" office:value="101.45" calcext:value-type="float">
            <text:p>101,45</text:p>
          </table:table-cell>
          <table:table-cell table:style-name="ce3" table:formula="of:=[LD_PRELOAD.C51]/20" office:value-type="float" office:value="0.15" calcext:value-type="float">
            <text:p>0,15</text:p>
          </table:table-cell>
          <table:table-cell table:style-name="ce3" table:formula="of:=[LD_PRELOAD.D51]/20" office:value-type="float" office:value="101.6" calcext:value-type="float">
            <text:p>101,6</text:p>
          </table:table-cell>
          <table:table-cell table:style-name="ce3" table:formula="of:=[LD_PRELOAD.E51]/20" office:value-type="float" office:value="1.016" calcext:value-type="float">
            <text:p>1,016</text:p>
          </table:table-cell>
          <table:table-cell table:style-name="Default"/>
          <table:table-cell table:style-name="ce3" table:formula="of:=[LD_PRELOAD.G51]/20" office:value-type="float" office:value="99.95" calcext:value-type="float">
            <text:p>99,95</text:p>
          </table:table-cell>
          <table:table-cell table:style-name="ce3" table:formula="of:=[LD_PRELOAD.H51]/20" office:value-type="float" office:value="0.05" calcext:value-type="float">
            <text:p>0,05</text:p>
          </table:table-cell>
          <table:table-cell table:style-name="ce3" table:formula="of:=[LD_PRELOAD.I51]/20" office:value-type="float" office:value="100" calcext:value-type="float">
            <text:p>100</text:p>
          </table:table-cell>
          <table:table-cell table:style-name="ce3" table:formula="of:=[LD_PRELOAD.J51]/2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4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ttle" table:style-name="ta1">
        <table:shapes>
          <draw:frame draw:z-index="0" draw:style-name="gr1" draw:text-style-name="P1" svg:width="190mm" svg:height="100mm" svg:x="353.98mm" svg:y="201.19mm">
            <draw:object draw:notify-on-update-of-ranges="Little.N4:Little.N4 Little.N26:Little.N26 Little.M4:Little.M4 Little.M26:Little.M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1.71mm" svg:y="102.28m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0mm" svg:height="100mm" svg:x="93.65mm" svg:y="220.35mm">
            <draw:object draw:notify-on-update-of-ranges="Little.N32:Little.N32 Little.N33:Little.N33 Little.M32:Little.M32 Little.M33:Little.M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ddress Translation</text:p>
          </table:table-cell>
          <table:table-cell table:style-name="ce2" office:value-type="string" calcext:value-type="string">
            <text:p>Full Mediation</text:p>
          </table:table-cell>
          <table:table-cell table:style-name="ce10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table:number-columns-repeated="4"/>
          <table:table-cell/>
          <table:table-cell table:style-name="Default" table:number-columns-repeated="5"/>
          <table:table-cell/>
          <table:table-cell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6]+[.B6]" office:value-type="float" office:value="7416" calcext:value-type="float">
            <text:p>741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69.41" calcext:value-type="float">
            <text:p>69,41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3" calcext:value-type="float">
            <text:p>3723</text:p>
          </table:table-cell>
          <table:table-cell table:style-name="ce11" office:value-type="float" office:value="3553" calcext:value-type="float">
            <text:p>3553</text:p>
          </table:table-cell>
          <table:table-cell table:style-name="ce11" table:formula="of:=[.C7]+[.B7]" office:value-type="float" office:value="7276" calcext:value-type="float">
            <text:p>72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69.44" calcext:value-type="float">
            <text:p>69,44</text:p>
          </table:table-cell>
          <table:table-cell office:value-type="float" office:value="3.49" calcext:value-type="float">
            <text:p>3,4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57" calcext:value-type="float">
            <text:p>3757</text:p>
          </table:table-cell>
          <table:table-cell table:style-name="ce11" office:value-type="float" office:value="3595" calcext:value-type="float">
            <text:p>3595</text:p>
          </table:table-cell>
          <table:table-cell table:style-name="ce11" table:formula="of:=[.C8]+[.B8]" office:value-type="float" office:value="7352" calcext:value-type="float">
            <text:p>735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69.48" calcext:value-type="float">
            <text:p>69,48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17" calcext:value-type="float">
            <text:p>3717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table:formula="of:=[.C9]+[.B9]" office:value-type="float" office:value="7230" calcext:value-type="float">
            <text:p>723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69.49" calcext:value-type="float">
            <text:p>69,49</text:p>
          </table:table-cell>
          <table:table-cell office:value-type="float" office:value="3.5" calcext:value-type="float">
            <text:p>3,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96" calcext:value-type="float">
            <text:p>3596</text:p>
          </table:table-cell>
          <table:table-cell table:style-name="ce11" table:formula="of:=[.C10]+[.B10]" office:value-type="float" office:value="7445" calcext:value-type="float">
            <text:p>744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69.53" calcext:value-type="float">
            <text:p>69,53</text:p>
          </table:table-cell>
          <table:table-cell office:value-type="float" office:value="3.06" calcext:value-type="float">
            <text:p>3,0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453" calcext:value-type="float">
            <text:p>3453</text:p>
          </table:table-cell>
          <table:table-cell table:style-name="ce11" table:formula="of:=[.C11]+[.B11]" office:value-type="float" office:value="7253" calcext:value-type="float">
            <text:p>72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69.7" calcext:value-type="float">
            <text:p>69,7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682" calcext:value-type="float">
            <text:p>3682</text:p>
          </table:table-cell>
          <table:table-cell table:style-name="ce11" office:value-type="float" office:value="3503" calcext:value-type="float">
            <text:p>3503</text:p>
          </table:table-cell>
          <table:table-cell table:style-name="ce11" table:formula="of:=[.C12]+[.B12]" office:value-type="float" office:value="7185" calcext:value-type="float">
            <text:p>718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69.96" calcext:value-type="float">
            <text:p>69,96</text:p>
          </table:table-cell>
          <table:table-cell office:value-type="float" office:value="3.16" calcext:value-type="float">
            <text:p>3,1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5" calcext:value-type="float">
            <text:p>3725</text:p>
          </table:table-cell>
          <table:table-cell table:style-name="ce11" office:value-type="float" office:value="3556" calcext:value-type="float">
            <text:p>3556</text:p>
          </table:table-cell>
          <table:table-cell table:style-name="ce11" table:formula="of:=[.C13]+[.B13]" office:value-type="float" office:value="7281" calcext:value-type="float">
            <text:p>728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16" calcext:value-type="float">
            <text:p>74,16</text:p>
          </table:table-cell>
          <table:table-cell table:style-name="ce17" office:value-type="float" office:value="70.2" calcext:value-type="float">
            <text:p>70,2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29" calcext:value-type="float">
            <text:p>3829</text:p>
          </table:table-cell>
          <table:table-cell table:style-name="ce11" office:value-type="float" office:value="3549" calcext:value-type="float">
            <text:p>3549</text:p>
          </table:table-cell>
          <table:table-cell table:style-name="ce11" table:formula="of:=[.C14]+[.B14]" office:value-type="float" office:value="7378" calcext:value-type="float">
            <text:p>737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70.75" calcext:value-type="float">
            <text:p>70,75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6" calcext:value-type="float">
            <text:p>3726</text:p>
          </table:table-cell>
          <table:table-cell table:style-name="ce11" office:value-type="float" office:value="3571" calcext:value-type="float">
            <text:p>3571</text:p>
          </table:table-cell>
          <table:table-cell table:style-name="ce11" table:formula="of:=[.C15]+[.B15]" office:value-type="float" office:value="7297" calcext:value-type="float">
            <text:p>7297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37657" calcext:value-type="float">
            <text:p>37657</text:p>
          </table:table-cell>
          <table:table-cell table:style-name="ce13" table:formula="of:=SUM([.C6:.C15])" office:value-type="float" office:value="35456" calcext:value-type="float">
            <text:p>35456</text:p>
          </table:table-cell>
          <table:table-cell table:style-name="ce13" table:formula="of:=SUM([.D6:.D15])" office:value-type="float" office:value="73113" calcext:value-type="float">
            <text:p>73113</text:p>
          </table:table-cell>
          <table:table-cell table:style-name="ce13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3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73.45" calcext:value-type="float">
            <text:p>73,4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3765.7" calcext:value-type="float">
            <text:p>3765,7</text:p>
          </table:table-cell>
          <table:table-cell table:style-name="ce13" table:formula="of:=[.C16]/10" office:value-type="float" office:value="3545.6" calcext:value-type="float">
            <text:p>3545,6</text:p>
          </table:table-cell>
          <table:table-cell table:style-name="ce13" table:formula="of:=[.D16]/10" office:value-type="float" office:value="7311.3" calcext:value-type="float">
            <text:p>7311,3</text:p>
          </table:table-cell>
          <table:table-cell table:style-name="ce13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3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73.5" calcext:value-type="float">
            <text:p>73,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73.8" calcext:value-type="float">
            <text:p>73,8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982" calcext:value-type="float">
            <text:p>3982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table:formula="of:=[.C19]+[.B19]" office:value-type="float" office:value="7736" calcext:value-type="float">
            <text:p>773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73.89" calcext:value-type="float">
            <text:p>73,89</text:p>
          </table:table-cell>
          <table:table-cell office:value-type="float" office:value="4.55" calcext:value-type="float">
            <text:p>4,5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72" calcext:value-type="float">
            <text:p>3972</text:p>
          </table:table-cell>
          <table:table-cell table:style-name="ce11" office:value-type="float" office:value="3763" calcext:value-type="float">
            <text:p>3763</text:p>
          </table:table-cell>
          <table:table-cell table:style-name="ce11" table:formula="of:=[.C20]+[.B20]" office:value-type="float" office:value="7735" calcext:value-type="float">
            <text:p>773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74.07" calcext:value-type="float">
            <text:p>74,07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64" calcext:value-type="float">
            <text:p>3964</text:p>
          </table:table-cell>
          <table:table-cell table:style-name="ce11" office:value-type="float" office:value="3697" calcext:value-type="float">
            <text:p>3697</text:p>
          </table:table-cell>
          <table:table-cell table:style-name="ce11" table:formula="of:=[.C21]+[.B21]" office:value-type="float" office:value="7661" calcext:value-type="float">
            <text:p>766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74.43" calcext:value-type="float">
            <text:p>74,43</text:p>
          </table:table-cell>
          <table:table-cell office:value-type="float" office:value="3.04" calcext:value-type="float">
            <text:p>3,0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75" calcext:value-type="float">
            <text:p>3875</text:p>
          </table:table-cell>
          <table:table-cell table:style-name="ce11" office:value-type="float" office:value="3631" calcext:value-type="float">
            <text:p>3631</text:p>
          </table:table-cell>
          <table:table-cell table:style-name="ce11" table:formula="of:=[.C22]+[.B22]" office:value-type="float" office:value="7506" calcext:value-type="float">
            <text:p>750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74.57" calcext:value-type="float">
            <text:p>74,57</text:p>
          </table:table-cell>
          <table:table-cell office:value-type="float" office:value="2.78" calcext:value-type="float">
            <text:p>2,78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794" calcext:value-type="float">
            <text:p>3794</text:p>
          </table:table-cell>
          <table:table-cell table:style-name="ce11" office:value-type="float" office:value="3640" calcext:value-type="float">
            <text:p>3640</text:p>
          </table:table-cell>
          <table:table-cell table:style-name="ce11" table:formula="of:=[.C23]+[.B23]" office:value-type="float" office:value="7434" calcext:value-type="float">
            <text:p>743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4.65" calcext:value-type="float">
            <text:p>74,6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69" calcext:value-type="float">
            <text:p>3869</text:p>
          </table:table-cell>
          <table:table-cell table:style-name="ce11" office:value-type="float" office:value="3679" calcext:value-type="float">
            <text:p>3679</text:p>
          </table:table-cell>
          <table:table-cell table:style-name="ce11" table:formula="of:=[.C24]+[.B24]" office:value-type="float" office:value="7548" calcext:value-type="float">
            <text:p>75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7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table:formula="of:=[.C25]+[.B25]" office:value-type="float" office:value="7474" calcext:value-type="float">
            <text:p>747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SUM([.M5:.M24])" office:value-type="float" office:value="1490.17" calcext:value-type="float">
            <text:p>1490,17</text:p>
          </table:table-cell>
          <table:table-cell table:style-name="ce3" table:formula="of:=SUM([.N5:.N24])" office:value-type="float" office:value="1437.56" calcext:value-type="float">
            <text:p>1437,56</text:p>
          </table:table-cell>
          <table:table-cell table:style-name="ce3" table:formula="of:=SUM([.O5:.O24])" office:value-type="float" office:value="61.37" calcext:value-type="float">
            <text:p>61,3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51" calcext:value-type="float">
            <text:p>3951</text:p>
          </table:table-cell>
          <table:table-cell table:style-name="ce11" office:value-type="float" office:value="3681" calcext:value-type="float">
            <text:p>3681</text:p>
          </table:table-cell>
          <table:table-cell table:style-name="ce11" table:formula="of:=[.C26]+[.B26]" office:value-type="float" office:value="7632" calcext:value-type="float">
            <text:p>763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[.M25]/20" office:value-type="float" office:value="74.5085" calcext:value-type="float">
            <text:p>74,5085</text:p>
          </table:table-cell>
          <table:table-cell table:style-name="ce3" table:formula="of:=[.N25]/20" office:value-type="float" office:value="71.878" calcext:value-type="float">
            <text:p>71,878</text:p>
          </table:table-cell>
          <table:table-cell table:style-name="ce3" table:formula="of:=[.O25]/20" office:value-type="float" office:value="3.0685" calcext:value-type="float">
            <text:p>3,068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96" calcext:value-type="float">
            <text:p>3896</text:p>
          </table:table-cell>
          <table:table-cell table:style-name="ce11" office:value-type="float" office:value="3680" calcext:value-type="float">
            <text:p>3680</text:p>
          </table:table-cell>
          <table:table-cell table:style-name="ce11" table:formula="of:=[.C27]+[.B27]" office:value-type="float" office:value="7576" calcext:value-type="float">
            <text:p>75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08" calcext:value-type="float">
            <text:p>3908</text:p>
          </table:table-cell>
          <table:table-cell table:style-name="ce11" office:value-type="float" office:value="3694" calcext:value-type="float">
            <text:p>3694</text:p>
          </table:table-cell>
          <table:table-cell table:style-name="ce11" table:formula="of:=[.C28]+[.B28]" office:value-type="float" office:value="7602" calcext:value-type="float">
            <text:p>760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39051" calcext:value-type="float">
            <text:p>39051</text:p>
          </table:table-cell>
          <table:table-cell table:style-name="ce13" table:formula="of:=SUM([.C19:.C28])" office:value-type="float" office:value="36853" calcext:value-type="float">
            <text:p>36853</text:p>
          </table:table-cell>
          <table:table-cell table:style-name="ce13" table:formula="of:=SUM([.D19:.D28])" office:value-type="float" office:value="75904" calcext:value-type="float">
            <text:p>75904</text:p>
          </table:table-cell>
          <table:table-cell table:style-name="ce13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3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3905.1" calcext:value-type="float">
            <text:p>3905,1</text:p>
          </table:table-cell>
          <table:table-cell table:style-name="ce13" table:formula="of:=[.C29]/10" office:value-type="float" office:value="3685.3" calcext:value-type="float">
            <text:p>3685,3</text:p>
          </table:table-cell>
          <table:table-cell table:style-name="ce13" table:formula="of:=[.D29]/10" office:value-type="float" office:value="7590.4" calcext:value-type="float">
            <text:p>7590,4</text:p>
          </table:table-cell>
          <table:table-cell table:style-name="ce13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3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imterpose</text:p>
          </table:table-cell>
          <table:table-cell table:style-name="Default" office:value-type="string" calcext:value-type="string">
            <text:p>Local</text:p>
          </table:table-cell>
          <table:table-cell table:style-name="Default"/>
          <table:table-cell table:style-name="Default" office:value-type="string" calcext:value-type="string">
            <text:p>AT</text:p>
          </table:table-cell>
          <table:table-cell office:value-type="string" calcext:value-type="string">
            <text:p>FM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formula="of:= ([.M26]+[.N26])/2" office:value-type="float" office:value="73.19325" calcext:value-type="float">
            <text:p>73,19325</text:p>
          </table:table-cell>
          <table:table-cell table:style-name="ce3" office:value-type="float" office:value="3.0685" calcext:value-type="float">
            <text:p>3,0685</text:p>
          </table:table-cell>
          <table:table-cell table:style-name="Default"/>
          <table:table-cell table:style-name="ce3" office:value-type="float" office:value="74.5085" calcext:value-type="float">
            <text:p>74,5085</text:p>
          </table:table-cell>
          <table:table-cell table:style-name="ce3" office:value-type="float" office:value="71.878" calcext:value-type="float">
            <text:p>71,87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77.36" calcext:value-type="float">
            <text:p>77,36</text:p>
          </table:table-cell>
          <table:table-cell table:style-name="Default" office:value-type="float" office:value="4.55" calcext:value-type="float">
            <text:p>4,55</text:p>
          </table:table-cell>
          <table:table-cell table:style-name="Default"/>
          <table:table-cell table:style-name="Default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69.18" calcext:value-type="float">
            <text:p>69,18</text:p>
          </table:table-cell>
          <table:table-cell table:style-name="Default" office:value-type="float" office:value="2.75" calcext:value-type="float">
            <text:p>2,75</text:p>
          </table:table-cell>
          <table:table-cell table:style-name="Default"/>
          <table:table-cell table:style-name="Default"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formula="of:=[.M34]-[.M33]" office:value-type="float" office:value="4.16674999999999" calcext:value-type="float">
            <text:p>4,16675</text:p>
          </table:table-cell>
          <table:table-cell table:style-name="Default" table:formula="of:=[.N34]-[.N33]" office:value-type="float" office:value="1.4815" calcext:value-type="float">
            <text:p>1,4815</text:p>
          </table:table-cell>
          <table:table-cell table:style-name="Default"/>
          <table:table-cell table:style-name="Default" table:formula="of:=[.P34]-[.P33]" office:value-type="float" office:value="2.8515" calcext:value-type="float">
            <text:p>2,8515</text:p>
          </table:table-cell>
          <table:table-cell table:style-name="Default" table:formula="of:=[.Q34]-[.Q33]" office:value-type="float" office:value="2.83199999999999" calcext:value-type="float">
            <text:p>2,83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2"/>
          <table:table-cell table:style-name="Default" table:formula="of:=[.M33]-[.M35]" office:value-type="float" office:value="4.01325" calcext:value-type="float">
            <text:p>4,01325</text:p>
          </table:table-cell>
          <table:table-cell table:style-name="Default" table:formula="of:=[.N33]-[.N35]" office:value-type="float" office:value="0.3185" calcext:value-type="float">
            <text:p>0,3185</text:p>
          </table:table-cell>
          <table:table-cell table:style-name="Default"/>
          <table:table-cell table:style-name="Default" table:formula="of:=[.P33]-[.P35]" office:value-type="float" office:value="2.6585" calcext:value-type="float">
            <text:p>2,6585</text:p>
          </table:table-cell>
          <table:table-cell table:style-name="Default" table:formula="of:=[.Q33]-[.Q35]" office:value-type="float" office:value="2.69799999999999" calcext:value-type="float">
            <text:p>2,698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77.36-2.75" office:value-type="float" office:value="74.61" calcext:value-type="float">
            <text:p>74,6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69.18-4.55" office:value-type="float" office:value="64.63" calcext:value-type="float">
            <text:p>64,6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[.M33]-[.N33]" office:value-type="float" office:value="70.12475" calcext:value-type="float">
            <text:p>70,1247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 table:formula="of:=[.C53]+[.B53]" office:value-type="float" office:value="7020" calcext:value-type="float">
            <text:p>702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3" calcext:value-type="float">
            <text:p>3363</text:p>
          </table:table-cell>
          <table:table-cell table:style-name="ce11" office:value-type="float" office:value="3586" calcext:value-type="float">
            <text:p>3586</text:p>
          </table:table-cell>
          <table:table-cell table:style-name="ce11" table:formula="of:=[.C55]+[.B55]" office:value-type="float" office:value="6949" calcext:value-type="float">
            <text:p>6949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81" calcext:value-type="float">
            <text:p>3381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56]+[.B56]" office:value-type="float" office:value="6948" calcext:value-type="float">
            <text:p>69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415" calcext:value-type="float">
            <text:p>3415</text:p>
          </table:table-cell>
          <table:table-cell table:style-name="ce11" office:value-type="float" office:value="3581" calcext:value-type="float">
            <text:p>3581</text:p>
          </table:table-cell>
          <table:table-cell table:style-name="ce11" table:formula="of:=[.C57]+[.B57]" office:value-type="float" office:value="6996" calcext:value-type="float">
            <text:p>699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06" calcext:value-type="float">
            <text:p>3306</text:p>
          </table:table-cell>
          <table:table-cell table:style-name="ce11" office:value-type="float" office:value="3664" calcext:value-type="float">
            <text:p>3664</text:p>
          </table:table-cell>
          <table:table-cell table:style-name="ce11" table:formula="of:=[.C58]+[.B58]" office:value-type="float" office:value="6970" calcext:value-type="float">
            <text:p>697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3604" calcext:value-type="float">
            <text:p>3604</text:p>
          </table:table-cell>
          <table:table-cell table:style-name="ce11" table:formula="of:=[.C59]+[.B59]" office:value-type="float" office:value="6953" calcext:value-type="float">
            <text:p>69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246" calcext:value-type="float">
            <text:p>3246</text:p>
          </table:table-cell>
          <table:table-cell table:style-name="ce11" office:value-type="float" office:value="3672" calcext:value-type="float">
            <text:p>3672</text:p>
          </table:table-cell>
          <table:table-cell table:style-name="ce11" table:formula="of:=[.C60]+[.B60]" office:value-type="float" office:value="6918" calcext:value-type="float">
            <text:p>691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71" calcext:value-type="float">
            <text:p>3371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 table:formula="of:=[.C61]+[.B61]" office:value-type="float" office:value="6941" calcext:value-type="float">
            <text:p>694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2" calcext:value-type="float">
            <text:p>3362</text:p>
          </table:table-cell>
          <table:table-cell table:style-name="ce11" office:value-type="float" office:value="3582" calcext:value-type="float">
            <text:p>3582</text:p>
          </table:table-cell>
          <table:table-cell table:style-name="ce11" table:formula="of:=[.C62]+[.B62]" office:value-type="float" office:value="6944" calcext:value-type="float">
            <text:p>694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33561" calcext:value-type="float">
            <text:p>33561</text:p>
          </table:table-cell>
          <table:table-cell table:style-name="ce13" table:formula="of:=SUM([.C53:.C62])" office:value-type="float" office:value="36153" calcext:value-type="float">
            <text:p>36153</text:p>
          </table:table-cell>
          <table:table-cell table:style-name="ce13" table:formula="of:=SUM([.D53:.D62])" office:value-type="float" office:value="69714" calcext:value-type="float">
            <text:p>69714</text:p>
          </table:table-cell>
          <table:table-cell table:style-name="ce13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6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3356.1" calcext:value-type="float">
            <text:p>3356,1</text:p>
          </table:table-cell>
          <table:table-cell table:style-name="ce13" table:formula="of:=[.C63]/10" office:value-type="float" office:value="3615.3" calcext:value-type="float">
            <text:p>3615,3</text:p>
          </table:table-cell>
          <table:table-cell table:style-name="ce13" table:formula="of:=[.D63]/10" office:value-type="float" office:value="6971.4" calcext:value-type="float">
            <text:p>6971,4</text:p>
          </table:table-cell>
          <table:table-cell table:style-name="ce13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6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number-columns-repeated="2"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0]+[.B70]" office:value-type="float" office:value="306" calcext:value-type="float">
            <text:p>306</text:p>
          </table:table-cell>
          <table:table-cell table:number-columns-repeated="2"/>
          <table:table-cell table:formula="of:=[.B71]/100" office:value-type="float" office:value="0.23" calcext:value-type="float">
            <text:p>0,23</text:p>
          </table:table-cell>
          <table:table-cell table:formula="of:=[.C71]/100" office:value-type="float" office:value="2.84" calcext:value-type="float">
            <text:p>2,84</text:p>
          </table:table-cell>
          <table:table-cell table:formula="of:=[.D71]/100" office:value-type="float" office:value="3.07" calcext:value-type="float">
            <text:p>3,07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table:formula="of:=[.C71]+[.B71]" office:value-type="float" office:value="307" calcext:value-type="float">
            <text:p>307</text:p>
          </table:table-cell>
          <table:table-cell table:number-columns-repeated="2"/>
          <table:table-cell table:formula="of:=[.B72]/100" office:value-type="float" office:value="0.32" calcext:value-type="float">
            <text:p>0,32</text:p>
          </table:table-cell>
          <table:table-cell table:formula="of:=[.C72]/100" office:value-type="float" office:value="2.77" calcext:value-type="float">
            <text:p>2,77</text:p>
          </table:table-cell>
          <table:table-cell table:formula="of:=[.D72]/100" office:value-type="float" office:value="3.09" calcext:value-type="float">
            <text:p>3,0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C72]+[.B72]" office:value-type="float" office:value="309" calcext:value-type="float">
            <text:p>309</text:p>
          </table:table-cell>
          <table:table-cell table:number-columns-repeated="2"/>
          <table:table-cell table:formula="of:=[.B73]/100" office:value-type="float" office:value="0.33" calcext:value-type="float">
            <text:p>0,33</text:p>
          </table:table-cell>
          <table:table-cell table:formula="of:=[.C73]/100" office:value-type="float" office:value="3.16" calcext:value-type="float">
            <text:p>3,16</text:p>
          </table:table-cell>
          <table:table-cell table:formula="of:=[.D73]/100" office:value-type="float" office:value="3.49" calcext:value-type="float">
            <text:p>3,4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table:formula="of:=[.C73]+[.B73]" office:value-type="float" office:value="349" calcext:value-type="float">
            <text:p>349</text:p>
          </table:table-cell>
          <table:table-cell table:number-columns-repeated="2"/>
          <table:table-cell table:formula="of:=[.B74]/100" office:value-type="float" office:value="0.3" calcext:value-type="float">
            <text:p>0,3</text:p>
          </table:table-cell>
          <table:table-cell table:formula="of:=[.C74]/100" office:value-type="float" office:value="2.79" calcext:value-type="float">
            <text:p>2,79</text:p>
          </table:table-cell>
          <table:table-cell table:formula="of:=[.D74]/100"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table:formula="of:=[.C74]+[.B74]" office:value-type="float" office:value="309" calcext:value-type="float">
            <text:p>309</text:p>
          </table:table-cell>
          <table:table-cell table:number-columns-repeated="2"/>
          <table:table-cell table:formula="of:=[.B75]/100" office:value-type="float" office:value="0.37" calcext:value-type="float">
            <text:p>0,37</text:p>
          </table:table-cell>
          <table:table-cell table:formula="of:=[.C75]/100" office:value-type="float" office:value="3.13" calcext:value-type="float">
            <text:p>3,13</text:p>
          </table:table-cell>
          <table:table-cell table:formula="of:=[.D75]/100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table:formula="of:=[.C75]+[.B75]" office:value-type="float" office:value="350" calcext:value-type="float">
            <text:p>350</text:p>
          </table:table-cell>
          <table:table-cell table:number-columns-repeated="2"/>
          <table:table-cell table:formula="of:=[.B76]/100" office:value-type="float" office:value="0.39" calcext:value-type="float">
            <text:p>0,39</text:p>
          </table:table-cell>
          <table:table-cell table:formula="of:=[.C76]/100" office:value-type="float" office:value="2.67" calcext:value-type="float">
            <text:p>2,67</text:p>
          </table:table-cell>
          <table:table-cell table:formula="of:=[.D76]/100" office:value-type="float" office:value="3.06" calcext:value-type="float">
            <text:p>3,0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table:formula="of:=[.C76]+[.B76]" office:value-type="float" office:value="306" calcext:value-type="float">
            <text:p>306</text:p>
          </table:table-cell>
          <table:table-cell table:number-columns-repeated="2"/>
          <table:table-cell table:formula="of:=[.B77]/100" office:value-type="float" office:value="0.37" calcext:value-type="float">
            <text:p>0,37</text:p>
          </table:table-cell>
          <table:table-cell table:formula="of:=[.C77]/100" office:value-type="float" office:value="2.7" calcext:value-type="float">
            <text:p>2,7</text:p>
          </table:table-cell>
          <table:table-cell table:formula="of:=[.D77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table:formula="of:=[.C77]+[.B77]" office:value-type="float" office:value="307" calcext:value-type="float">
            <text:p>307</text:p>
          </table:table-cell>
          <table:table-cell table:number-columns-repeated="2"/>
          <table:table-cell table:formula="of:=[.B78]/100" office:value-type="float" office:value="0.4" calcext:value-type="float">
            <text:p>0,4</text:p>
          </table:table-cell>
          <table:table-cell table:formula="of:=[.C78]/100" office:value-type="float" office:value="2.76" calcext:value-type="float">
            <text:p>2,76</text:p>
          </table:table-cell>
          <table:table-cell table:formula="of:=[.D78]/100" office:value-type="float" office:value="3.16" calcext:value-type="float">
            <text:p>3,1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78]+[.B78]" office:value-type="float" office:value="316" calcext:value-type="float">
            <text:p>316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9]+[.B79]" office:value-type="float" office:value="307" calcext:value-type="float">
            <text:p>307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336" calcext:value-type="float">
            <text:p>336</text:p>
          </table:table-cell>
          <table:table-cell table:style-name="ce13" table:formula="of:=SUM([.C70:.C79])" office:value-type="float" office:value="2830" calcext:value-type="float">
            <text:p>2830</text:p>
          </table:table-cell>
          <table:table-cell table:style-name="ce13" table:formula="of:=SUM([.D70:.D79])" office:value-type="float" office:value="3166" calcext:value-type="float">
            <text:p>3166</text:p>
          </table:table-cell>
          <table:table-cell/>
          <table:table-cell table:style-name="ce3"/>
          <table:table-cell table:style-name="ce3" table:formula="of:=SUM([.G70:.G79])" office:value-type="float" office:value="3.37" calcext:value-type="float">
            <text:p>3,37</text:p>
          </table:table-cell>
          <table:table-cell table:style-name="ce3" table:formula="of:=SUM([.H70:.H79])" office:value-type="float" office:value="28.3" calcext:value-type="float">
            <text:p>28,3</text:p>
          </table:table-cell>
          <table:table-cell table:style-name="ce3" table:formula="of:=SUM([.I70:.I79])" office:value-type="float" office:value="31.67" calcext:value-type="float">
            <text:p>31,6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33.6" calcext:value-type="float">
            <text:p>33,6</text:p>
          </table:table-cell>
          <table:table-cell table:style-name="ce13" table:formula="of:=[.C80]/10" office:value-type="float" office:value="283" calcext:value-type="float">
            <text:p>283</text:p>
          </table:table-cell>
          <table:table-cell table:style-name="ce13" table:formula="of:=[.D80]/10" office:value-type="float" office:value="316.6" calcext:value-type="float">
            <text:p>316,6</text:p>
          </table:table-cell>
          <table:table-cell/>
          <table:table-cell table:style-name="ce3"/>
          <table:table-cell table:style-name="ce3" table:formula="of:=[.G80]/10" office:value-type="float" office:value="0.337" calcext:value-type="float">
            <text:p>0,337</text:p>
          </table:table-cell>
          <table:table-cell table:style-name="ce3" table:formula="of:=[.H80]/10" office:value-type="float" office:value="2.83" calcext:value-type="float">
            <text:p>2,83</text:p>
          </table:table-cell>
          <table:table-cell table:style-name="ce3" table:formula="of:=[.I80]/10" office:value-type="float" office:value="3.167" calcext:value-type="float">
            <text:p>3,16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 table:number-columns-repeated="2"/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C83]+[.B83]" office:value-type="float" office:value="275" calcext:value-type="float">
            <text:p>275</text:p>
          </table:table-cell>
          <table:table-cell table:number-columns-repeated="2"/>
          <table:table-cell table:formula="of:=[.B83]/100" office:value-type="float" office:value="0.31" calcext:value-type="float">
            <text:p>0,31</text:p>
          </table:table-cell>
          <table:table-cell table:formula="of:=[.C83]/100" office:value-type="float" office:value="2.44" calcext:value-type="float">
            <text:p>2,44</text:p>
          </table:table-cell>
          <table:table-cell table:formula="of:=[.D83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table:formula="of:=[.C84]+[.B84]" office:value-type="float" office:value="277" calcext:value-type="float">
            <text:p>277</text:p>
          </table:table-cell>
          <table:table-cell table:number-columns-repeated="2"/>
          <table:table-cell table:formula="of:=[.B84]/100" office:value-type="float" office:value="0.26" calcext:value-type="float">
            <text:p>0,26</text:p>
          </table:table-cell>
          <table:table-cell table:formula="of:=[.C84]/100" office:value-type="float" office:value="2.51" calcext:value-type="float">
            <text:p>2,51</text:p>
          </table:table-cell>
          <table:table-cell table:formula="of:=[.D84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formula="of:=[.C85]+[.B85]" office:value-type="float" office:value="277" calcext:value-type="float">
            <text:p>277</text:p>
          </table:table-cell>
          <table:table-cell table:number-columns-repeated="2"/>
          <table:table-cell table:formula="of:=[.B85]/100" office:value-type="float" office:value="0.37" calcext:value-type="float">
            <text:p>0,37</text:p>
          </table:table-cell>
          <table:table-cell table:formula="of:=[.C85]/100" office:value-type="float" office:value="2.4" calcext:value-type="float">
            <text:p>2,4</text:p>
          </table:table-cell>
          <table:table-cell table:formula="of:=[.D85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table:formula="of:=[.C86]+[.B86]" office:value-type="float" office:value="277" calcext:value-type="float">
            <text:p>277</text:p>
          </table:table-cell>
          <table:table-cell table:number-columns-repeated="2"/>
          <table:table-cell table:formula="of:=[.B86]/100" office:value-type="float" office:value="0.29" calcext:value-type="float">
            <text:p>0,29</text:p>
          </table:table-cell>
          <table:table-cell table:formula="of:=[.C86]/100" office:value-type="float" office:value="2.48" calcext:value-type="float">
            <text:p>2,48</text:p>
          </table:table-cell>
          <table:table-cell table:formula="of:=[.D86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table:formula="of:=[.C87]+[.B87]" office:value-type="float" office:value="455" calcext:value-type="float">
            <text:p>455</text:p>
          </table:table-cell>
          <table:table-cell table:number-columns-repeated="2"/>
          <table:table-cell table:formula="of:=[.B87]/100" office:value-type="float" office:value="0.4" calcext:value-type="float">
            <text:p>0,4</text:p>
          </table:table-cell>
          <table:table-cell table:formula="of:=[.C87]/100" office:value-type="float" office:value="4.15" calcext:value-type="float">
            <text:p>4,15</text:p>
          </table:table-cell>
          <table:table-cell table:formula="of:=[.D87]/100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table:formula="of:=[.C88]+[.B88]" office:value-type="float" office:value="275" calcext:value-type="float">
            <text:p>275</text:p>
          </table:table-cell>
          <table:table-cell table:number-columns-repeated="2"/>
          <table:table-cell table:formula="of:=[.B88]/100" office:value-type="float" office:value="0.3" calcext:value-type="float">
            <text:p>0,3</text:p>
          </table:table-cell>
          <table:table-cell table:formula="of:=[.C88]/100" office:value-type="float" office:value="2.45" calcext:value-type="float">
            <text:p>2,45</text:p>
          </table:table-cell>
          <table:table-cell table:formula="of:=[.D88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89]+[.B89]" office:value-type="float" office:value="304" calcext:value-type="float">
            <text:p>304</text:p>
          </table:table-cell>
          <table:table-cell table:number-columns-repeated="2"/>
          <table:table-cell table:formula="of:=[.B89]/100" office:value-type="float" office:value="0.28" calcext:value-type="float">
            <text:p>0,28</text:p>
          </table:table-cell>
          <table:table-cell table:formula="of:=[.C89]/100" office:value-type="float" office:value="2.76" calcext:value-type="float">
            <text:p>2,76</text:p>
          </table:table-cell>
          <table:table-cell table:formula="of:=[.D89]/100"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0]+[.B90]" office:value-type="float" office:value="278" calcext:value-type="float">
            <text:p>278</text:p>
          </table:table-cell>
          <table:table-cell table:number-columns-repeated="2"/>
          <table:table-cell table:formula="of:=[.B90]/100" office:value-type="float" office:value="0.32" calcext:value-type="float">
            <text:p>0,32</text:p>
          </table:table-cell>
          <table:table-cell table:formula="of:=[.C90]/100" office:value-type="float" office:value="2.46" calcext:value-type="float">
            <text:p>2,46</text:p>
          </table:table-cell>
          <table:table-cell table:formula="of:=[.D90]/100" office:value-type="float" office:value="2.78" calcext:value-type="float">
            <text:p>2,78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table:formula="of:=[.C91]+[.B91]" office:value-type="float" office:value="277" calcext:value-type="float">
            <text:p>277</text:p>
          </table:table-cell>
          <table:table-cell table:number-columns-repeated="2"/>
          <table:table-cell table:formula="of:=[.B91]/100" office:value-type="float" office:value="0.36" calcext:value-type="float">
            <text:p>0,36</text:p>
          </table:table-cell>
          <table:table-cell table:formula="of:=[.C91]/100" office:value-type="float" office:value="2.41" calcext:value-type="float">
            <text:p>2,41</text:p>
          </table:table-cell>
          <table:table-cell table:formula="of:=[.D91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2]+[.B92]" office:value-type="float" office:value="275" calcext:value-type="float">
            <text:p>275</text:p>
          </table:table-cell>
          <table:table-cell table:number-columns-repeated="2"/>
          <table:table-cell table:formula="of:=[.B92]/100" office:value-type="float" office:value="0.29" calcext:value-type="float">
            <text:p>0,29</text:p>
          </table:table-cell>
          <table:table-cell table:formula="of:=[.C92]/100" office:value-type="float" office:value="2.46" calcext:value-type="float">
            <text:p>2,46</text:p>
          </table:table-cell>
          <table:table-cell table:formula="of:=[.D92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318" calcext:value-type="float">
            <text:p>318</text:p>
          </table:table-cell>
          <table:table-cell table:style-name="ce13" table:formula="of:=SUM([.C83:.C92])" office:value-type="float" office:value="2652" calcext:value-type="float">
            <text:p>2652</text:p>
          </table:table-cell>
          <table:table-cell table:style-name="ce13" table:formula="of:=SUM([.D83:.D92])" office:value-type="float" office:value="2970" calcext:value-type="float">
            <text:p>2970</text:p>
          </table:table-cell>
          <table:table-cell/>
          <table:table-cell table:style-name="ce3"/>
          <table:table-cell table:style-name="ce3" table:formula="of:=SUM([.G83:.G92])" office:value-type="float" office:value="3.18" calcext:value-type="float">
            <text:p>3,18</text:p>
          </table:table-cell>
          <table:table-cell table:style-name="ce3" table:formula="of:=SUM([.H83:.H92])" office:value-type="float" office:value="26.52" calcext:value-type="float">
            <text:p>26,52</text:p>
          </table:table-cell>
          <table:table-cell table:style-name="ce3" table:formula="of:=SUM([.I83:.I92])" office:value-type="float" office:value="29.7" calcext:value-type="float">
            <text:p>29,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31.8" calcext:value-type="float">
            <text:p>31,8</text:p>
          </table:table-cell>
          <table:table-cell table:style-name="ce13" table:formula="of:=[.C93]/10" office:value-type="float" office:value="265.2" calcext:value-type="float">
            <text:p>265,2</text:p>
          </table:table-cell>
          <table:table-cell table:style-name="ce13" table:formula="of:=[.D93]/10" office:value-type="float" office:value="297" calcext:value-type="float">
            <text:p>297</text:p>
          </table:table-cell>
          <table:table-cell/>
          <table:table-cell table:style-name="ce3"/>
          <table:table-cell table:style-name="ce3" table:formula="of:=[.G93]/10" office:value-type="float" office:value="0.318" calcext:value-type="float">
            <text:p>0,318</text:p>
          </table:table-cell>
          <table:table-cell table:style-name="ce3" table:formula="of:=[.H93]/10" office:value-type="float" office:value="2.652" calcext:value-type="float">
            <text:p>2,652</text:p>
          </table:table-cell>
          <table:table-cell table:style-name="ce3" table:formula="of:=[.I93]/10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90mm" svg:height="100mm" svg:x="23.51mm" svg:y="101.45mm">
            <draw:object draw:notify-on-update-of-ranges="Big.M5:Big.M5 Big.M27:Big.M27 Big.L5:Big.L5 Big.L27:Big.L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60mm" svg:height="100mm" svg:x="209.92mm" svg:y="103.26mm">
            <draw:object draw:notify-on-update-of-ranges="Big.M34:Big.M34 Big.M35:Big.M35 Big.L34:Big.L34 Big.L35:Big.L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6"/>
        <table:table-column table:style-name="co26" table:default-cell-style-name="ce11"/>
        <table:table-column table:style-name="co27" table:default-cell-style-name="ce11"/>
        <table:table-column table:style-name="co6" table:default-cell-style-name="ce11"/>
        <table:table-column table:style-name="co22" table:default-cell-style-name="ce1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11"/>
          <table:table-cell table:number-columns-repeated="5"/>
          <table:table-cell table:style-name="ce1"/>
          <table:table-cell table:style-name="ce18" office:value-type="string" calcext:value-type="string">
            <text:p>Address Translation</text:p>
          </table:table-cell>
          <table:table-cell table:style-name="ce18" office:value-type="string" calcext:value-type="string">
            <text:p>Full Mediation</text:p>
          </table:table-cell>
          <table:table-cell table:style-name="ce18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]/100" office:value-type="float" office:value="1.1" calcext:value-type="float">
            <text:p>1,1</text:p>
          </table:table-cell>
          <table:table-cell table:style-name="ce1" table:formula="of:=[.C6]/100" office:value-type="float" office:value="0" calcext:value-type="float">
            <text:p>0</text:p>
          </table:table-cell>
          <table:table-cell table:style-name="ce1" table:formula="of:=[.D6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C70]+[.B70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7]/100" office:value-type="float" office:value="0.11" calcext:value-type="float">
            <text:p>0,11</text:p>
          </table:table-cell>
          <table:table-cell table:style-name="ce1" table:formula="of:=[.C7]/100" office:value-type="float" office:value="0.05" calcext:value-type="float">
            <text:p>0,05</text:p>
          </table:table-cell>
          <table:table-cell table:style-name="ce1" table:formula="of:=[.D7]/100" office:value-type="float" office:value="0.16" calcext:value-type="float">
            <text:p>0,1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1]+[.B7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8]/100" office:value-type="float" office:value="1.09" calcext:value-type="float">
            <text:p>1,09</text:p>
          </table:table-cell>
          <table:table-cell table:style-name="ce1" table:formula="of:=[.C8]/100" office:value-type="float" office:value="0.01" calcext:value-type="float">
            <text:p>0,01</text:p>
          </table:table-cell>
          <table:table-cell table:style-name="ce1" table:formula="of:=[.D8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C72]+[.B7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9]/100" office:value-type="float" office:value="1.05" calcext:value-type="float">
            <text:p>1,05</text:p>
          </table:table-cell>
          <table:table-cell table:style-name="ce1" table:formula="of:=[.C9]/100" office:value-type="float" office:value="0" calcext:value-type="float">
            <text:p>0</text:p>
          </table:table-cell>
          <table:table-cell table:style-name="ce1" table:formula="of:=[.D9]/100" office:value-type="float" office:value="1.05" calcext:value-type="float">
            <text:p>1,0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3]+[.B73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0]/100" office:value-type="float" office:value="0.91" calcext:value-type="float">
            <text:p>0,91</text:p>
          </table:table-cell>
          <table:table-cell table:style-name="ce1" table:formula="of:=[.C10]/100" office:value-type="float" office:value="0.01" calcext:value-type="float">
            <text:p>0,01</text:p>
          </table:table-cell>
          <table:table-cell table:style-name="ce1" table:formula="of:=[.D10]/100" office:value-type="float" office:value="0.92" calcext:value-type="float">
            <text:p>0,9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C74]+[.B74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1]/100" office:value-type="float" office:value="0.93" calcext:value-type="float">
            <text:p>0,93</text:p>
          </table:table-cell>
          <table:table-cell table:style-name="ce1" table:formula="of:=[.C11]/100" office:value-type="float" office:value="0" calcext:value-type="float">
            <text:p>0</text:p>
          </table:table-cell>
          <table:table-cell table:style-name="ce1" table:formula="of:=[.D11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5]+[.B75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2]/100" office:value-type="float" office:value="0.93" calcext:value-type="float">
            <text:p>0,93</text:p>
          </table:table-cell>
          <table:table-cell table:style-name="ce1" table:formula="of:=[.C12]/100" office:value-type="float" office:value="0" calcext:value-type="float">
            <text:p>0</text:p>
          </table:table-cell>
          <table:table-cell table:style-name="ce1" table:formula="of:=[.D12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C76]+[.B76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3]/100" office:value-type="float" office:value="0.91" calcext:value-type="float">
            <text:p>0,91</text:p>
          </table:table-cell>
          <table:table-cell table:style-name="ce1" table:formula="of:=[.C13]/100" office:value-type="float" office:value="0" calcext:value-type="float">
            <text:p>0</text:p>
          </table:table-cell>
          <table:table-cell table:style-name="ce1" table:formula="of:=[.D13]/100" office:value-type="float" office:value="0.91" calcext:value-type="float">
            <text:p>0,9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7]+[.B77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4]/100" office:value-type="float" office:value="1.04" calcext:value-type="float">
            <text:p>1,04</text:p>
          </table:table-cell>
          <table:table-cell table:style-name="ce1" table:formula="of:=[.C14]/100" office:value-type="float" office:value="0" calcext:value-type="float">
            <text:p>0</text:p>
          </table:table-cell>
          <table:table-cell table:style-name="ce1" table:formula="of:=[.D14]/100" office:value-type="float" office:value="1.04" calcext:value-type="float">
            <text:p>1,04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8]+[.B78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5]/100" office:value-type="float" office:value="1.09" calcext:value-type="float">
            <text:p>1,09</text:p>
          </table:table-cell>
          <table:table-cell table:style-name="ce1" table:formula="of:=[.C15]/100" office:value-type="float" office:value="0" calcext:value-type="float">
            <text:p>0</text:p>
          </table:table-cell>
          <table:table-cell table:style-name="ce1" table:formula="of:=[.D15]/100" office:value-type="float" office:value="1.09" calcext:value-type="float">
            <text:p>1,0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9]+[.B79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916" calcext:value-type="float">
            <text:p>916</text:p>
          </table:table-cell>
          <table:table-cell table:style-name="ce13" table:formula="of:=SUM([.C6:.C15])" office:value-type="float" office:value="7" calcext:value-type="float">
            <text:p>7</text:p>
          </table:table-cell>
          <table:table-cell table:style-name="ce13" table:formula="of:=SUM([.D6:.D15])" office:value-type="float" office:value="923" calcext:value-type="float">
            <text:p>923</text:p>
          </table:table-cell>
          <table:table-cell table:style-name="ce13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3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7" office:value-type="float" office:value="1.29" calcext:value-type="float">
            <text:p>1,29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table:formula="of:=[.C83]+[.B83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91.6" calcext:value-type="float">
            <text:p>91,6</text:p>
          </table:table-cell>
          <table:table-cell table:style-name="ce13" table:formula="of:=[.C16]/10" office:value-type="float" office:value="0.7" calcext:value-type="float">
            <text:p>0,7</text:p>
          </table:table-cell>
          <table:table-cell table:style-name="ce13" table:formula="of:=[.D16]/10" office:value-type="float" office:value="92.3" calcext:value-type="float">
            <text:p>92,3</text:p>
          </table:table-cell>
          <table:table-cell table:style-name="ce13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3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19" table:formula="of:=[.C84]+[.B84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5]+[.B85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9]/100" office:value-type="float" office:value="1.2" calcext:value-type="float">
            <text:p>1,2</text:p>
          </table:table-cell>
          <table:table-cell table:style-name="ce1" table:formula="of:=[.C19]/100" office:value-type="float" office:value="0.09" calcext:value-type="float">
            <text:p>0,09</text:p>
          </table:table-cell>
          <table:table-cell table:style-name="ce1" table:formula="of:=[.D19]/100" office:value-type="float" office:value="1.29" calcext:value-type="float">
            <text:p>1,2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6]+[.B86]" office:value-type="float" office:value="0.012" calcext:value-type="float">
            <text:p>0,012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0]/100" office:value-type="float" office:value="1.09" calcext:value-type="float">
            <text:p>1,09</text:p>
          </table:table-cell>
          <table:table-cell table:style-name="ce1" table:formula="of:=[.C20]/100" office:value-type="float" office:value="0.17" calcext:value-type="float">
            <text:p>0,17</text:p>
          </table:table-cell>
          <table:table-cell table:style-name="ce1" table:formula="of:=[.D20]/100" office:value-type="float" office:value="1.26" calcext:value-type="float">
            <text:p>1,2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7]+[.B87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1]/100" office:value-type="float" office:value="1.04" calcext:value-type="float">
            <text:p>1,04</text:p>
          </table:table-cell>
          <table:table-cell table:style-name="ce1" table:formula="of:=[.C21]/100" office:value-type="float" office:value="0.08" calcext:value-type="float">
            <text:p>0,08</text:p>
          </table:table-cell>
          <table:table-cell table:style-name="ce1" table:formula="of:=[.D21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8]+[.B88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2]/100" office:value-type="float" office:value="1.04" calcext:value-type="float">
            <text:p>1,04</text:p>
          </table:table-cell>
          <table:table-cell table:style-name="ce1" table:formula="of:=[.C22]/100" office:value-type="float" office:value="0.08" calcext:value-type="float">
            <text:p>0,08</text:p>
          </table:table-cell>
          <table:table-cell table:style-name="ce1" table:formula="of:=[.D22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19" table:formula="of:=[.C89]+[.B89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3]/100" office:value-type="float" office:value="0.87" calcext:value-type="float">
            <text:p>0,87</text:p>
          </table:table-cell>
          <table:table-cell table:style-name="ce1" table:formula="of:=[.C23]/100" office:value-type="float" office:value="0.08" calcext:value-type="float">
            <text:p>0,08</text:p>
          </table:table-cell>
          <table:table-cell table:style-name="ce1" table:formula="of:=[.D23]/100" office:value-type="float" office:value="0.95" calcext:value-type="float">
            <text:p>0,9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0]+[.B90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4]/100" office:value-type="float" office:value="1.09" calcext:value-type="float">
            <text:p>1,09</text:p>
          </table:table-cell>
          <table:table-cell table:style-name="ce1" table:formula="of:=[.C24]/100" office:value-type="float" office:value="0.08" calcext:value-type="float">
            <text:p>0,08</text:p>
          </table:table-cell>
          <table:table-cell table:style-name="ce1" table:formula="of:=[.D24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1]+[.B9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5]/100" office:value-type="float" office:value="1.1" calcext:value-type="float">
            <text:p>1,1</text:p>
          </table:table-cell>
          <table:table-cell table:style-name="ce1" table:formula="of:=[.C25]/100" office:value-type="float" office:value="0.07" calcext:value-type="float">
            <text:p>0,07</text:p>
          </table:table-cell>
          <table:table-cell table:style-name="ce1" table:formula="of:=[.D25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19" table:formula="of:=[.C92]+[.B9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6]/100" office:value-type="float" office:value="1.12" calcext:value-type="float">
            <text:p>1,12</text:p>
          </table:table-cell>
          <table:table-cell table:style-name="ce1" table:formula="of:=[.C26]/100" office:value-type="float" office:value="0.06" calcext:value-type="float">
            <text:p>0,06</text:p>
          </table:table-cell>
          <table:table-cell table:style-name="ce1" table:formula="of:=[.D26]/100" office:value-type="float" office:value="1.18" calcext:value-type="float">
            <text:p>1,18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SUM([.L6:.L25])" office:value-type="float" office:value="21.48" calcext:value-type="float">
            <text:p>21,48</text:p>
          </table:table-cell>
          <table:table-cell table:style-name="ce3" table:formula="of:=SUM([.M6:.M25])" office:value-type="float" office:value="22.01" calcext:value-type="float">
            <text:p>22,01</text:p>
          </table:table-cell>
          <table:table-cell table:style-name="ce3" table:formula="of:=SUM([.N6:.N25])" office:value-type="float" office:value="0.178" calcext:value-type="float">
            <text:p>0,17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7]/100" office:value-type="float" office:value="0.91" calcext:value-type="float">
            <text:p>0,91</text:p>
          </table:table-cell>
          <table:table-cell table:style-name="ce1" table:formula="of:=[.C27]/100" office:value-type="float" office:value="0.09" calcext:value-type="float">
            <text:p>0,09</text:p>
          </table:table-cell>
          <table:table-cell table:style-name="ce1" table:formula="of:=[.D27]/100" office:value-type="float" office:value="1" calcext:value-type="float">
            <text:p>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[.L26]/20" office:value-type="float" office:value="1.074" calcext:value-type="float">
            <text:p>1,074</text:p>
          </table:table-cell>
          <table:table-cell table:style-name="ce3" table:formula="of:=[.M26]/20" office:value-type="float" office:value="1.1005" calcext:value-type="float">
            <text:p>1,1005</text:p>
          </table:table-cell>
          <table:table-cell table:style-name="ce3" table:formula="of:=[.N26]/20" office:value-type="float" office:value="0.0089" calcext:value-type="float">
            <text:p>0,008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8]/100" office:value-type="float" office:value="1.11" calcext:value-type="float">
            <text:p>1,11</text:p>
          </table:table-cell>
          <table:table-cell table:style-name="ce1" table:formula="of:=[.C28]/100" office:value-type="float" office:value="0.08" calcext:value-type="float">
            <text:p>0,08</text:p>
          </table:table-cell>
          <table:table-cell table:style-name="ce1" table:formula="of:=[.D28]/100" office:value-type="float" office:value="1.19" calcext:value-type="float">
            <text:p>1,1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1057" calcext:value-type="float">
            <text:p>1057</text:p>
          </table:table-cell>
          <table:table-cell table:style-name="ce13" table:formula="of:=SUM([.C19:.C28])" office:value-type="float" office:value="88" calcext:value-type="float">
            <text:p>88</text:p>
          </table:table-cell>
          <table:table-cell table:style-name="ce13" table:formula="of:=SUM([.D19:.D28])" office:value-type="float" office:value="1145" calcext:value-type="float">
            <text:p>1145</text:p>
          </table:table-cell>
          <table:table-cell table:style-name="ce13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3" table:formula="of:=SUM([.J19:.J28])" office:value-type="float" office:value="30.07587" calcext:value-type="float">
            <text:p>30,07587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105.7" calcext:value-type="float">
            <text:p>105,7</text:p>
          </table:table-cell>
          <table:table-cell table:style-name="ce13" table:formula="of:=[.C29]/10" office:value-type="float" office:value="8.8" calcext:value-type="float">
            <text:p>8,8</text:p>
          </table:table-cell>
          <table:table-cell table:style-name="ce13" table:formula="of:=[.D29]/10" office:value-type="float" office:value="114.5" calcext:value-type="float">
            <text:p>114,5</text:p>
          </table:table-cell>
          <table:table-cell table:style-name="ce13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3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ce1" table:number-columns-repeated="6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Simterpose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table:formula="of:= (1.074 + 1.1005)/2" office:value-type="float" office:value="1.08725" calcext:value-type="float">
            <text:p>1,08725</text:p>
          </table:table-cell>
          <table:table-cell table:style-name="ce3" office:value-type="float" office:value="0.0089" calcext:value-type="float">
            <text:p>0,0089</text:p>
          </table:table-cell>
          <table:table-cell/>
          <table:table-cell office:value-type="float" office:value="1.074" calcext:value-type="float">
            <text:p>1,074</text:p>
          </table:table-cell>
          <table:table-cell office:value-type="float" office:value="1.1005" calcext:value-type="float">
            <text:p>1,1005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0.91" calcext:value-type="float">
            <text:p>0,91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office:value-type="float" office:value="1.19" calcext:value-type="float">
            <text:p>1,19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7"/>
          <table:table-cell table:formula="of:=[.L35]-[.L36]" office:value-type="float" office:value="0.17725" calcext:value-type="float">
            <text:p>0,17725</text:p>
          </table:table-cell>
          <table:table-cell table:formula="of:=[.M35]-[.M36]" office:value-type="float" office:value="0.0009" calcext:value-type="float">
            <text:p>0,0009</text:p>
          </table:table-cell>
          <table:table-cell/>
          <table:table-cell table:formula="of:=[.O36]-[.O35]" office:value-type="float" office:value="0.216" calcext:value-type="float">
            <text:p>0,216</text:p>
          </table:table-cell>
          <table:table-cell table:formula="of:=[.P36]-[.P35]" office:value-type="float" office:value="0.0894999999999999" calcext:value-type="float">
            <text:p>0,0895</text:p>
          </table:table-cell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0]/100" office:value-type="float" office:value="0.91" calcext:value-type="float">
            <text:p>0,91</text:p>
          </table:table-cell>
          <table:table-cell table:style-name="ce1" table:formula="of:=[.C40]/100" office:value-type="float" office:value="0.08" calcext:value-type="float">
            <text:p>0,08</text:p>
          </table:table-cell>
          <table:table-cell table:style-name="ce1"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7]-[.L35]" office:value-type="float" office:value="0.10275" calcext:value-type="float">
            <text:p>0,10275</text:p>
          </table:table-cell>
          <table:table-cell table:formula="of:=[.M37]-[.M35]" office:value-type="float" office:value="0.0031" calcext:value-type="float">
            <text:p>0,0031</text:p>
          </table:table-cell>
          <table:table-cell/>
          <table:table-cell table:formula="of:=[.O35]-[.O37]" office:value-type="float" office:value="0.164" calcext:value-type="float">
            <text:p>0,164</text:p>
          </table:table-cell>
          <table:table-cell table:formula="of:=[.P35]-[.P37]" office:value-type="float" office:value="0.1505" calcext:value-type="float">
            <text:p>0,1505</text:p>
          </table:table-cell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1]/100" office:value-type="float" office:value="1.06" calcext:value-type="float">
            <text:p>1,06</text:p>
          </table:table-cell>
          <table:table-cell table:style-name="ce1" table:formula="of:=[.C41]/100" office:value-type="float" office:value="0.07" calcext:value-type="float">
            <text:p>0,07</text:p>
          </table:table-cell>
          <table:table-cell table:style-name="ce1"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2]/100" office:value-type="float" office:value="1.05" calcext:value-type="float">
            <text:p>1,05</text:p>
          </table:table-cell>
          <table:table-cell table:style-name="ce1" table:formula="of:=[.C42]/100" office:value-type="float" office:value="0.07" calcext:value-type="float">
            <text:p>0,07</text:p>
          </table:table-cell>
          <table:table-cell table:style-name="ce1"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3]/100" office:value-type="float" office:value="0.88" calcext:value-type="float">
            <text:p>0,88</text:p>
          </table:table-cell>
          <table:table-cell table:style-name="ce1" table:formula="of:=[.C43]/100" office:value-type="float" office:value="0.07" calcext:value-type="float">
            <text:p>0,07</text:p>
          </table:table-cell>
          <table:table-cell table:style-name="ce1"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4]/100" office:value-type="float" office:value="1.09" calcext:value-type="float">
            <text:p>1,09</text:p>
          </table:table-cell>
          <table:table-cell table:style-name="ce1" table:formula="of:=[.C44]/100" office:value-type="float" office:value="0.08" calcext:value-type="float">
            <text:p>0,08</text:p>
          </table:table-cell>
          <table:table-cell table:style-name="ce1"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5]/100" office:value-type="float" office:value="1.11" calcext:value-type="float">
            <text:p>1,11</text:p>
          </table:table-cell>
          <table:table-cell table:style-name="ce1" table:formula="of:=[.C45]/100" office:value-type="float" office:value="0.08" calcext:value-type="float">
            <text:p>0,08</text:p>
          </table:table-cell>
          <table:table-cell table:style-name="ce1"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1.19-0.008" office:value-type="float" office:value="1.182" calcext:value-type="float">
            <text:p>1,18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6]/100" office:value-type="float" office:value="1.1" calcext:value-type="float">
            <text:p>1,1</text:p>
          </table:table-cell>
          <table:table-cell table:style-name="ce1" table:formula="of:=[.C46]/100" office:value-type="float" office:value="0.08" calcext:value-type="float">
            <text:p>0,08</text:p>
          </table:table-cell>
          <table:table-cell table:style-name="ce1"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0.91-0.012" office:value-type="float" office:value="0.898" calcext:value-type="float">
            <text:p>0,89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7]/100" office:value-type="float" office:value="0.88" calcext:value-type="float">
            <text:p>0,88</text:p>
          </table:table-cell>
          <table:table-cell table:style-name="ce1" table:formula="of:=[.C47]/100" office:value-type="float" office:value="0.07" calcext:value-type="float">
            <text:p>0,07</text:p>
          </table:table-cell>
          <table:table-cell table:style-name="ce1"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5]-[.M35]" office:value-type="float" office:value="1.07835" calcext:value-type="float">
            <text:p>1,0783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8]/100" office:value-type="float" office:value="1.1" calcext:value-type="float">
            <text:p>1,1</text:p>
          </table:table-cell>
          <table:table-cell table:style-name="ce1" table:formula="of:=[.C48]/100" office:value-type="float" office:value="0.09" calcext:value-type="float">
            <text:p>0,09</text:p>
          </table:table-cell>
          <table:table-cell table:style-name="ce1"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9]/100" office:value-type="float" office:value="1.05" calcext:value-type="float">
            <text:p>1,05</text:p>
          </table:table-cell>
          <table:table-cell table:style-name="ce1" table:formula="of:=[.C49]/100" office:value-type="float" office:value="0.08" calcext:value-type="float">
            <text:p>0,08</text:p>
          </table:table-cell>
          <table:table-cell table:style-name="ce1"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3]/100" office:value-type="float" office:value="1.11" calcext:value-type="float">
            <text:p>1,11</text:p>
          </table:table-cell>
          <table:table-cell table:style-name="ce1" table:formula="of:=[.C53]/100" office:value-type="float" office:value="0.08" calcext:value-type="float">
            <text:p>0,08</text:p>
          </table:table-cell>
          <table:table-cell table:style-name="ce1"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4]/100" office:value-type="float" office:value="1.1" calcext:value-type="float">
            <text:p>1,1</text:p>
          </table:table-cell>
          <table:table-cell table:style-name="ce1" table:formula="of:=[.C54]/100" office:value-type="float" office:value="0.08" calcext:value-type="float">
            <text:p>0,08</text:p>
          </table:table-cell>
          <table:table-cell table:style-name="ce1"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5]/100" office:value-type="float" office:value="1.1" calcext:value-type="float">
            <text:p>1,1</text:p>
          </table:table-cell>
          <table:table-cell table:style-name="ce1" table:formula="of:=[.C55]/100" office:value-type="float" office:value="0.09" calcext:value-type="float">
            <text:p>0,09</text:p>
          </table:table-cell>
          <table:table-cell table:style-name="ce1"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6]/100" office:value-type="float" office:value="1.11" calcext:value-type="float">
            <text:p>1,11</text:p>
          </table:table-cell>
          <table:table-cell table:style-name="ce1" table:formula="of:=[.C56]/100" office:value-type="float" office:value="0.08" calcext:value-type="float">
            <text:p>0,08</text:p>
          </table:table-cell>
          <table:table-cell table:style-name="ce1"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7]/100" office:value-type="float" office:value="1.02" calcext:value-type="float">
            <text:p>1,02</text:p>
          </table:table-cell>
          <table:table-cell table:style-name="ce1" table:formula="of:=[.C57]/100" office:value-type="float" office:value="0.08" calcext:value-type="float">
            <text:p>0,08</text:p>
          </table:table-cell>
          <table:table-cell table:style-name="ce1"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8]/100" office:value-type="float" office:value="1.02" calcext:value-type="float">
            <text:p>1,02</text:p>
          </table:table-cell>
          <table:table-cell table:style-name="ce1" table:formula="of:=[.C58]/100" office:value-type="float" office:value="0.08" calcext:value-type="float">
            <text:p>0,08</text:p>
          </table:table-cell>
          <table:table-cell table:style-name="ce1"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9]/100" office:value-type="float" office:value="1.09" calcext:value-type="float">
            <text:p>1,09</text:p>
          </table:table-cell>
          <table:table-cell table:style-name="ce1" table:formula="of:=[.C59]/100" office:value-type="float" office:value="0.08" calcext:value-type="float">
            <text:p>0,08</text:p>
          </table:table-cell>
          <table:table-cell table:style-name="ce1"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0]/100" office:value-type="float" office:value="0.88" calcext:value-type="float">
            <text:p>0,88</text:p>
          </table:table-cell>
          <table:table-cell table:style-name="ce1" table:formula="of:=[.C60]/100" office:value-type="float" office:value="0.07" calcext:value-type="float">
            <text:p>0,07</text:p>
          </table:table-cell>
          <table:table-cell table:style-name="ce1"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1]/100" office:value-type="float" office:value="0.86" calcext:value-type="float">
            <text:p>0,86</text:p>
          </table:table-cell>
          <table:table-cell table:style-name="ce1" table:formula="of:=[.C61]/100" office:value-type="float" office:value="0.09" calcext:value-type="float">
            <text:p>0,09</text:p>
          </table:table-cell>
          <table:table-cell table:style-name="ce1"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2]/100" office:value-type="float" office:value="0.92" calcext:value-type="float">
            <text:p>0,92</text:p>
          </table:table-cell>
          <table:table-cell table:style-name="ce1" table:formula="of:=[.C62]/100" office:value-type="float" office:value="0.07" calcext:value-type="float">
            <text:p>0,07</text:p>
          </table:table-cell>
          <table:table-cell table:style-name="ce1"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1021" calcext:value-type="float">
            <text:p>1021</text:p>
          </table:table-cell>
          <table:table-cell table:style-name="ce13" table:formula="of:=SUM([.C53:.C62])" office:value-type="float" office:value="80" calcext:value-type="float">
            <text:p>80</text:p>
          </table:table-cell>
          <table:table-cell table:style-name="ce13" table:formula="of:=SUM([.D53:.D62])" office:value-type="float" office:value="1101" calcext:value-type="float">
            <text:p>1101</text:p>
          </table:table-cell>
          <table:table-cell table:style-name="ce13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102.1" calcext:value-type="float">
            <text:p>102,1</text:p>
          </table:table-cell>
          <table:table-cell table:style-name="ce13" table:formula="of:=[.C63]/10" office:value-type="float" office:value="8" calcext:value-type="float">
            <text:p>8</text:p>
          </table:table-cell>
          <table:table-cell table:style-name="ce13" table:formula="of:=[.D63]/10" office:value-type="float" office:value="110.1" calcext:value-type="float">
            <text:p>110,1</text:p>
          </table:table-cell>
          <table:table-cell table:style-name="ce13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6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User (sec)</text:p>
          </table:table-cell>
          <table:table-cell table:style-name="ce10" office:value-type="string" calcext:value-type="string">
            <text:p>System (sec)</text:p>
          </table:table-cell>
          <table:table-cell table:style-name="ce10" office:value-type="string" calcext:value-type="string">
            <text:p>Global CPU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70]+[.B70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formula="of:=[.C71]+[.B7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.004" calcext:value-type="float">
            <text:p>0,004</text:p>
          </table:table-cell>
          <table:table-cell table:formula="of:=[.C72]+[.B7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3]+[.B73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74]+[.B74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table:formula="of:=[.C75]+[.B75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formula="of:=[.C76]+[.B76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[.C77]+[.B77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formula="of:=[.C78]+[.B78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9]+[.B79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0.016" calcext:value-type="float">
            <text:p>0,016</text:p>
          </table:table-cell>
          <table:table-cell table:style-name="ce13" table:formula="of:=SUM([.C70:.C79])" office:value-type="float" office:value="0.073" calcext:value-type="float">
            <text:p>0,073</text:p>
          </table:table-cell>
          <table:table-cell table:style-name="ce13" table:formula="of:=SUM([.D70:.D79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0.0016" calcext:value-type="float">
            <text:p>0,0016</text:p>
          </table:table-cell>
          <table:table-cell table:style-name="ce13" table:formula="of:=[.C80]/10" office:value-type="float" office:value="0.0073" calcext:value-type="float">
            <text:p>0,0073</text:p>
          </table:table-cell>
          <table:table-cell table:style-name="ce13" table:formula="of:=[.D80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83]+[.B83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4]+[.B84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5]+[.B85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formula="of:=[.C86]+[.B86]"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7]+[.B87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88]+[.B88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89]+[.B89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0]+[.B90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1]+[.B9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table:number-columns-repeated="2" office:value-type="float" office:value="0.004" calcext:value-type="float">
            <text:p>0,004</text:p>
          </table:table-cell>
          <table:table-cell table:formula="of:=[.C92]+[.B9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0.015" calcext:value-type="float">
            <text:p>0,015</text:p>
          </table:table-cell>
          <table:table-cell table:style-name="ce13" table:formula="of:=SUM([.C83:.C92])" office:value-type="float" office:value="0.074" calcext:value-type="float">
            <text:p>0,074</text:p>
          </table:table-cell>
          <table:table-cell table:style-name="ce13" table:formula="of:=SUM([.D83:.D92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0.0015" calcext:value-type="float">
            <text:p>0,0015</text:p>
          </table:table-cell>
          <table:table-cell table:style-name="ce13" table:formula="of:=[.C93]/10" office:value-type="float" office:value="0.0074" calcext:value-type="float">
            <text:p>0,0074</text:p>
          </table:table-cell>
          <table:table-cell table:style-name="ce13" table:formula="of:=[.D93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</table:table>
      <table:named-expressions/>
      <table:database-ranges>
        <table:database-range table:name="__Anonymous_Sheet_DB__1" table:target-range-address="LD_PRELOAD.G31:LD_PRELOAD.J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ttle.O5:Little.O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ig.L6:Big.N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3">00/00/0000</text:date>, <text:time style:data-style-name="N2" text:time-value="11:18:10.2913115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9-03T11:45:49.831863870</dc:date>
    <meta:editing-duration>P1DT20H1M10S</meta:editing-duration>
    <meta:editing-cycles>80</meta:editing-cycles>
    <meta:generator>LibreOffice/4.4.5.2$Linux_X86_64 LibreOffice_project/40m0$Build-2</meta:generator>
    <meta:document-statistic meta:table-count="4" meta:cell-count="178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78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6600" draw:fill-color="#ff420e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2.83" chart:error-upper-limit="2.7" chart:error-upper-indicator="true" chart:error-lower-indicator="true" chart:error-category="constant" loext:std-weight="1"/>
      <style:graphic-properties draw:stroke="solid" svg:stroke-width="0.05cm" svg:stroke-color="#ff66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 dr3d:edge-rounding="5%"/>
      <style:text-properties fo:font-size="10pt" style:font-size-asian="10pt" style:font-size-complex="10pt"/>
    </style:style>
    <style:style style:name="ch11" style:family="chart">
      <style:chart-properties chart:error-lower-limit="2.9" chart:error-upper-limit="2.66" chart:error-upper-indicator="true" chart:error-lower-indicator="true" chart:error-category="constant" loext:std-weight="1"/>
      <style:graphic-properties draw:stroke="solid" svg:stroke-width="0.05cm" svg:stroke-color="#9900ff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column-mapping="1 0" chart:style-name="ch1">
        <chart:legend svg:x="14.552cm" svg:y="4.399cm" style:legend-expansion="custom" chartooo:width="4.059cm" chartooo:height="1.485cm" style:legend-expansion-aspect-ratio="2.73333333333333" chart:style-name="ch2"/>
        <chart:plot-area chart:style-name="ch3" table:cell-range-address="Little.M4:Little.N4 Little.M26:Little.N26" chart:data-source-has-labels="row" svg:x="0.757cm" svg:y="0.873cm" svg:width="13.619cm" svg:height="8.396cm">
          <chartooo:coordinate-region svg:x="1.378cm" svg:y="1.072cm" svg:width="12.998cm" svg:height="7.998cm"/>
          <chart:axis chart:dimension="x" chart:name="primary-x" chart:style-name="ch4"/>
          <chart:axis chart:dimension="y" chart:name="primary-y" chart:style-name="ch5">
            <chart:title svg:x="0.292cm" svg:y="0.18cm" chart:style-name="ch6">
              <text:p>Temps (sec)</text:p>
            </chart:title>
          </chart:axis>
          <chart:series chart:style-name="ch7" chart:values-cell-range-address="Little.N26:Little.N26" chart:label-cell-address="Little.N4:Little.N4" chart:class="chart:bar">
            <chart:error-indicator chart:style-name="ch8" chart:dimension="y"/>
            <chart:data-point chart:style-name="ch9"/>
          </chart:series>
          <chart:series chart:style-name="ch10" chart:values-cell-range-address="Little.M26:Little.M26" chart:label-cell-address="Little.M4:Little.M4" chart:class="chart:bar">
            <chart:error-indicator chart:style-name="ch11" chart:dimension="y"/>
            <chart:data-point chart:style-name="ch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Little.N4:Little.N4</svg:desc>
                </draw:g>
              </table:table-cell>
              <table:table-cell office:value-type="string">
                <text:p>Address Translation</text:p>
                <draw:g>
                  <svg:desc>Little.M4:Little.M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878">
                <text:p>71.878</text:p>
                <draw:g>
                  <svg:desc>Little.N26:Little.N26</svg:desc>
                </draw:g>
              </table:table-cell>
              <table:table-cell office:value-type="float" office:value="74.5085">
                <text:p>74.5085</text:p>
                <draw:g>
                  <svg:desc>Little.M26:Little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.3" chart:interval-major="0.1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6600" draw:fill-color="#ff420e" draw:opacity="75%"/>
      <style:text-properties fo:font-size="10pt" style:font-size-asian="10pt" style:font-size-complex="10pt"/>
    </style:style>
    <style:style style:name="ch8" style:family="chart">
      <style:chart-properties chart:error-lower-limit="0.09" chart:error-upper-limit="0.151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/>
      <style:text-properties fo:font-size="10pt" style:font-size-asian="10pt" style:font-size-complex="10pt"/>
    </style:style>
    <style:style style:name="ch11" style:family="chart">
      <style:chart-properties chart:error-lower-limit="0.216" chart:error-upper-limit="0.164" chart:error-upper-indicator="true" chart:error-lower-indicator="true" chart:error-category="constant" loext:std-weight="1"/>
      <style:graphic-properties draw:stroke="solid" svg:stroke-width="0.05cm" svg:stroke-color="#9900ff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style-name="ch1">
        <chart:legend svg:x="14.802cm" svg:y="4.624cm" style:legend-expansion="custom" chartooo:width="4.197cm" chartooo:height="1.217cm" style:legend-expansion-aspect-ratio="3.44864420706656" chart:style-name="ch2"/>
        <chart:plot-area chart:style-name="ch3" table:cell-range-address="Big.L5:Big.M5 Big.L27:Big.M27" chart:data-source-has-labels="row" svg:x="0.792cm" svg:y="1.092cm" svg:width="13.726cm" svg:height="8.397cm">
          <chartooo:coordinate-region svg:x="1.519cm" svg:y="1.291cm" svg:width="12.999cm" svg:height="7.999cm"/>
          <chart:axis chart:dimension="x" chart:name="primary-x" chart:style-name="ch4"/>
          <chart:axis chart:dimension="y" chart:name="primary-y" chart:style-name="ch5">
            <chart:title svg:x="0.643cm" svg:y="0.461cm" chart:style-name="ch6">
              <text:p>Temps (sec)</text:p>
            </chart:title>
          </chart:axis>
          <chart:series chart:style-name="ch7" chart:values-cell-range-address="Big.M27:Big.M27" chart:label-cell-address="Big.M5:Big.M5" chart:class="chart:bar">
            <chart:error-indicator chart:style-name="ch8" chart:dimension="y"/>
            <chart:data-point chart:style-name="ch9"/>
          </chart:series>
          <chart:series chart:style-name="ch10" chart:values-cell-range-address="Big.L27:Big.L27" chart:label-cell-address="Big.L5:Big.L5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Big.M5:Big.M5</svg:desc>
                </draw:g>
              </table:table-cell>
              <table:table-cell office:value-type="string">
                <text:p>Address Translation</text:p>
                <draw:g>
                  <svg:desc>Big.L5:Big.L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1005">
                <text:p>1.1005</text:p>
                <draw:g>
                  <svg:desc>Big.M27:Big.M27</svg:desc>
                </draw:g>
              </table:table-cell>
              <table:table-cell office:value-type="float" office:value="1.074">
                <text:p>1.074</text:p>
                <draw:g>
                  <svg:desc>Big.L27:Big.L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Resume.F3:Resume.H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Resume.F3:Resume.F4" chart:class="chart:bar">
            <chart:data-point chart:repeated="2"/>
          </chart:series>
          <chart:series chart:style-name="ch7" chart:values-cell-range-address="Resume.G3:Resume.G4" chart:class="chart:bar">
            <chart:data-point chart:repeated="2"/>
          </chart:series>
          <chart:series chart:style-name="ch8" chart:values-cell-range-address="Resume.H3:Resume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Resume.F3:Resume.F4</svg:desc>
                </draw:g>
              </table:table-cell>
              <table:table-cell office:value-type="float" office:value="72">
                <text:p>72</text:p>
                <draw:g>
                  <svg:desc>Resume.G3:Resume.G4</svg:desc>
                </draw:g>
              </table:table-cell>
              <table:table-cell office:value-type="float" office:value="3.1">
                <text:p>3.1</text:p>
                <draw:g>
                  <svg:desc>Resume.H3:Resume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cccccc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E400028F.svm" xlink:type="simple" xlink:actuate="onLoad"/>
      </style:chart-properties>
      <style:graphic-properties svg:stroke-width="0.05cm" svg:stroke-color="#66ff00" draw:fill-color="#66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F000000DF406B1AA0.svm" xlink:type="simple" xlink:actuate="onLoad"/>
      </style:chart-properties>
      <style:graphic-properties svg:stroke-width="0.05cm" svg:stroke-color="#9900ff" draw:fill-color="#99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line" chart:style-name="ch1">
        <chart:legend svg:x="13.874cm" svg:y="4.423cm" style:legend-expansion="custom" chartooo:width="5.126cm" chartooo:height="1.161cm" style:legend-expansion-aspect-ratio="4.4151593453919" chart:style-name="ch2"/>
        <chart:plot-area chart:style-name="ch3" table:cell-range-address="LD_PRELOAD.L3:LD_PRELOAD.L23 LD_PRELOAD.N3:LD_PRELOAD.N23" chart:data-source-has-labels="row" svg:x="0.048cm" svg:y="0.867cm" svg:width="13.908cm" svg:height="8.842cm">
          <chartooo:coordinate-region svg:x="0.775cm" svg:y="1.067cm" svg:width="12.995cm" svg:height="7.995cm"/>
          <chart:axis chart:dimension="x" chart:name="primary-x" chart:style-name="ch4">
            <chart:title svg:x="13.956cm" svg:y="8.702cm" chart:style-name="ch5">
              <text:p># Expérience</text:p>
            </chart:title>
          </chart:axis>
          <chart:axis chart:dimension="y" chart:name="primary-y" chart:style-name="ch6">
            <chart:title svg:x="0.247cm" svg:y="0.3cm" chart:style-name="ch5">
              <text:p>Temps (sec)</text:p>
            </chart:title>
          </chart:axis>
          <chart:series chart:style-name="ch7" chart:values-cell-range-address="LD_PRELOAD.L4:LD_PRELOAD.L23" chart:label-cell-address="LD_PRELOAD.L3:LD_PRELOAD.L3" chart:class="chart:line">
            <chart:data-point chart:repeated="20"/>
          </chart:series>
          <chart:series chart:style-name="ch8" chart:values-cell-range-address="LD_PRELOAD.N4:LD_PRELOAD.N23" chart:label-cell-address="LD_PRELOAD.N3:LD_PRELOAD.N3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 Translation + LD_PRELOAD</text:p>
                <draw:g>
                  <svg:desc>LD_PRELOAD.L3:LD_PRELOAD.L3</svg:desc>
                </draw:g>
              </table:table-cell>
              <table:table-cell office:value-type="string">
                <text:p>Address Translation</text:p>
                <draw:g>
                  <svg:desc>LD_PRELOAD.N3:LD_PRELOA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L4:LD_PRELOAD.L23</svg:desc>
                </draw:g>
              </table:table-cell>
              <table:table-cell office:value-type="float" office:value="0.86">
                <text:p>0.86</text:p>
                <draw:g>
                  <svg:desc>LD_PRELOAD.N4:LD_PRELOAD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svg:stroke-width="0.05cm" svg:stroke-color="#ffff00" draw:fill-color="#ffff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line" chart:style-name="ch1">
        <chart:legend svg:x="13.842cm" svg:y="4.17cm" style:legend-expansion="custom" chartooo:width="5.158cm" chartooo:height="1.659cm" style:legend-expansion-aspect-ratio="3.10910186859554" chart:style-name="ch2"/>
        <chart:plot-area chart:style-name="ch3" table:cell-range-address="LD_PRELOAD.M3:LD_PRELOAD.M23 LD_PRELOAD.O3:LD_PRELOAD.O23" chart:data-source-has-labels="row" svg:x="0.407cm" svg:y="0.931cm" svg:width="13.911cm" svg:height="8.845cm">
          <chartooo:coordinate-region svg:x="1.134cm" svg:y="1.131cm" svg:width="12.998cm" svg:height="7.998cm"/>
          <chart:axis chart:dimension="x" chart:name="primary-x" chart:style-name="ch4">
            <chart:title svg:x="14.278cm" svg:y="8.791cm" chart:style-name="ch5">
              <text:p># Expérience</text:p>
            </chart:title>
          </chart:axis>
          <chart:axis chart:dimension="y" chart:name="primary-y" chart:style-name="ch4">
            <chart:title svg:x="0.397cm" svg:y="0.279cm" chart:style-name="ch5">
              <text:p>Temps (sec)</text:p>
            </chart:title>
          </chart:axis>
          <chart:series chart:style-name="ch6" chart:values-cell-range-address="LD_PRELOAD.M4:LD_PRELOAD.M23" chart:label-cell-address="LD_PRELOAD.M3:LD_PRELOAD.M3" chart:class="chart:line">
            <chart:data-point chart:repeated="20"/>
          </chart:series>
          <chart:series chart:style-name="ch7" chart:values-cell-range-address="LD_PRELOAD.O4:LD_PRELOAD.O23" chart:label-cell-address="LD_PRELOAD.O3:LD_PRELOAD.O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 + LD_PRELOAD</text:p>
                <draw:g>
                  <svg:desc>LD_PRELOAD.M3:LD_PRELOAD.M3</svg:desc>
                </draw:g>
              </table:table-cell>
              <table:table-cell office:value-type="string">
                <text:p>Full Mediation</text:p>
                <draw:g>
                  <svg:desc>LD_PRELOAD.O3:LD_PRELOA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M4:LD_PRELOAD.M23</svg:desc>
                </draw:g>
              </table:table-cell>
              <table:table-cell office:value-type="float" office:value="0.82">
                <text:p>0.82</text:p>
                <draw:g>
                  <svg:desc>LD_PRELOAD.O4:LD_PRELOAD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">
                <text:p>1.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color="#ff3399" draw:fill-color="#ff3399" draw:opacity="75%"/>
      <style:text-properties fo:font-size="10pt" style:font-size-asian="10pt" style:font-size-complex="10pt"/>
    </style:style>
    <style:style style:name="ch8" style:family="chart">
      <style:chart-properties chart:error-lower-limit="1.5" chart:error-upper-limit="0.3" chart:error-upper-indicator="true" chart:error-lower-indicator="true" chart:error-category="constant" loext:std-weight="1"/>
      <style:graphic-properties draw:stroke="solid" svg:stroke-width="0.05cm" svg:stroke-color="#ff3399" svg:stroke-opacity="100%" draw:stroke-linejoin="round"/>
    </style:style>
    <style:style style:name="ch9" style:family="chart">
      <style:chart-properties chart:solid-type="cuboid"/>
      <style:graphic-properties svg:stroke-width="0.05cm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3333ff" draw:fill-color="#3333ff" draw:opacity="75%"/>
      <style:text-properties fo:font-size="10pt" style:font-size-asian="10pt" style:font-size-complex="10pt"/>
    </style:style>
    <style:style style:name="ch11" style:family="chart">
      <style:chart-properties chart:error-lower-limit="4.2" chart:error-upper-limit="4" chart:error-upper-indicator="true" chart:error-lower-indicator="true" chart:error-category="constant" loext:std-weight="1"/>
      <style:graphic-properties draw:stroke="solid" svg:stroke-width="0.05cm" svg:stroke-color="#3333ff" svg:stroke-opacity="100%" draw:stroke-linejoin="round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10.001cm" xlink:href=".." xlink:type="simple" chart:class="chart:bar" chart:column-mapping="1 0" chart:style-name="ch1">
        <chart:legend svg:x="13.482cm" svg:y="4.267cm" style:legend-expansion="custom" chartooo:width="2.518cm" chartooo:height="1.238cm" style:legend-expansion-aspect-ratio="2.03392568659128" chart:style-name="ch2"/>
        <chart:plot-area chart:style-name="ch3" table:cell-range-address="Little.M32:Little.N33" chart:data-source-has-labels="row" svg:x="0.387cm" svg:y="0.851cm" svg:width="12.858cm" svg:height="8.395cm">
          <chartooo:coordinate-region svg:x="0.858cm" svg:y="1.05cm" svg:width="12.387cm" svg:height="7.997cm"/>
          <chart:axis chart:dimension="x" chart:name="primary-x" chart:style-name="ch4"/>
          <chart:axis chart:dimension="y" chart:name="primary-y" chart:style-name="ch5">
            <chart:title svg:x="0.195cm" svg:y="0.194cm" chart:style-name="ch6">
              <text:p>Temps (sec)</text:p>
            </chart:title>
          </chart:axis>
          <chart:series chart:style-name="ch7" chart:values-cell-range-address="Little.N33:Little.N33" chart:label-cell-address="Little.N32:Little.N32" chart:class="chart:bar">
            <chart:error-indicator chart:style-name="ch8" chart:dimension="y"/>
            <chart:data-point chart:style-name="ch9"/>
          </chart:series>
          <chart:series chart:style-name="ch10" chart:values-cell-range-address="Little.M33:Little.M33" chart:label-cell-address="Little.M32:Little.M32" chart:class="chart:bar">
            <chart:error-indicator chart:style-name="ch11" chart:dimension="y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Little.N32:Little.N32</svg:desc>
                </draw:g>
              </table:table-cell>
              <table:table-cell office:value-type="string">
                <text:p>Simterpose</text:p>
                <draw:g>
                  <svg:desc>Little.M32:Little.M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0685">
                <text:p>3.0685</text:p>
                <draw:g>
                  <svg:desc>Little.N33:Little.N33</svg:desc>
                </draw:g>
              </table:table-cell>
              <table:table-cell office:value-type="float" office:value="73.19325">
                <text:p>73.19325</text:p>
                <draw:g>
                  <svg:desc>Little.M33:Little.M3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3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3399" draw:fill-color="#ff3399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ff3399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3333ff" draw:fill-color="#3333ff" draw:opacity="75%" dr3d:edge-rounding="5%"/>
      <style:text-properties fo:font-size="10pt" style:font-size-asian="10pt" style:font-size-complex="10pt"/>
    </style:style>
    <style:style style:name="ch10" style:family="chart">
      <style:chart-properties chart:error-lower-limit="0.17" chart:error-upper-limit="0.1" chart:error-upper-indicator="true" chart:error-lower-indicator="true" chart:error-category="constant" loext:std-weight="1"/>
      <style:graphic-properties draw:stroke="solid" svg:stroke-width="0.05cm" svg:stroke-color="#3333ff" svg:stroke-opacity="100%" draw:stroke-linejoin="round"/>
    </style:style>
    <style:style style:name="ch11" style:family="chart">
      <style:chart-properties chart:solid-type="cuboi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10.001cm" xlink:href=".." xlink:type="simple" chart:class="chart:bar" chart:style-name="ch1">
        <chart:legend chart:legend-position="end" svg:x="13.5cm" svg:y="4.452cm" style:legend-expansion="high" chart:style-name="ch2"/>
        <chart:plot-area chart:style-name="ch3" table:cell-range-address="Big.L34:Big.M35" chart:data-source-has-labels="row" svg:x="0.194cm" svg:y="0.979cm" svg:width="13.115cm" svg:height="8.197cm">
          <chartooo:coordinate-region svg:x="0.921cm" svg:y="0.979cm" svg:width="12.388cm" svg:height="7.998cm"/>
          <chart:axis chart:dimension="x" chart:name="primary-x" chart:style-name="ch4"/>
          <chart:axis chart:dimension="y" chart:name="primary-y" chart:style-name="ch5">
            <chart:title svg:x="0.069cm" svg:y="0.368cm" chart:style-name="ch6">
              <text:p>Temps (sec)</text:p>
            </chart:title>
          </chart:axis>
          <chart:series chart:style-name="ch7" chart:values-cell-range-address="Big.M35:Big.M35" chart:label-cell-address="Big.M34:Big.M34" chart:class="chart:bar">
            <chart:error-indicator chart:style-name="ch8" chart:dimension="y"/>
            <chart:data-point/>
          </chart:series>
          <chart:series chart:style-name="ch9" chart:values-cell-range-address="Big.L35:Big.L35" chart:label-cell-address="Big.L34:Big.L34" chart:class="chart:bar">
            <chart:error-indicator chart:style-name="ch10" chart:dimension="y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Big.M34:Big.M34</svg:desc>
                </draw:g>
              </table:table-cell>
              <table:table-cell office:value-type="string">
                <text:p>Simterpose</text:p>
                <draw:g>
                  <svg:desc>Big.L34:Big.L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89">
                <text:p>0.0089</text:p>
                <draw:g>
                  <svg:desc>Big.M35:Big.M35</svg:desc>
                </draw:g>
              </table:table-cell>
              <table:table-cell office:value-type="float" office:value="1.08725">
                <text:p>1.08725</text:p>
                <draw:g>
                  <svg:desc>Big.L35:Big.L3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